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e9048" officeooo:paragraph-rsid="01be9048"/>
    </style:style>
    <style:style style:name="P324" style:family="paragraph" style:parent-style-name="Standard">
      <style:text-properties officeooo:rsid="01b83a56" officeooo:paragraph-rsid="01b83a56"/>
    </style:style>
    <style:style style:name="P325" style:family="paragraph" style:parent-style-name="Standard">
      <style:text-properties officeooo:rsid="01b83a56" officeooo:paragraph-rsid="01b8d8e9"/>
    </style:style>
    <style:style style:name="P326" style:family="paragraph" style:parent-style-name="Standard">
      <style:text-properties officeooo:rsid="01babad3" officeooo:paragraph-rsid="01babad3"/>
    </style:style>
    <style:style style:name="P327" style:family="paragraph" style:parent-style-name="Standard">
      <style:text-properties officeooo:rsid="01c2a816" officeooo:paragraph-rsid="01c2a816"/>
    </style:style>
    <style:style style:name="P328" style:family="paragraph" style:parent-style-name="Standard">
      <style:text-properties officeooo:rsid="01c627a4" officeooo:paragraph-rsid="01c627a4"/>
    </style:style>
    <style:style style:name="P329" style:family="paragraph" style:parent-style-name="Standard">
      <style:text-properties officeooo:rsid="01c627a4" officeooo:paragraph-rsid="01c8acd2"/>
    </style:style>
    <style:style style:name="P330" style:family="paragraph" style:parent-style-name="Standard">
      <style:text-properties officeooo:rsid="01c627a4" officeooo:paragraph-rsid="01ca0f06"/>
    </style:style>
    <style:style style:name="P331" style:family="paragraph" style:parent-style-name="Standard">
      <style:text-properties officeooo:rsid="01ce9aef" officeooo:paragraph-rsid="01ce9aef"/>
    </style:style>
    <style:style style:name="P332" style:family="paragraph" style:parent-style-name="Standard">
      <style:text-properties officeooo:rsid="01cff69b" officeooo:paragraph-rsid="01cff69b"/>
    </style:style>
    <style:style style:name="P333" style:family="paragraph" style:parent-style-name="Standard">
      <style:text-properties officeooo:rsid="01d29f7d" officeooo:paragraph-rsid="01d29f7d"/>
    </style:style>
    <style:style style:name="P334" style:family="paragraph" style:parent-style-name="Standard">
      <style:text-properties officeooo:rsid="01d52b98" officeooo:paragraph-rsid="01d52b98"/>
    </style:style>
    <style:style style:name="P335" style:family="paragraph" style:parent-style-name="Standard">
      <style:text-properties officeooo:rsid="01d52b98" officeooo:paragraph-rsid="01d62398"/>
    </style:style>
    <style:style style:name="P336" style:family="paragraph" style:parent-style-name="Standard">
      <style:text-properties officeooo:rsid="01d52b98" officeooo:paragraph-rsid="01d81864"/>
    </style:style>
    <style:style style:name="P337" style:family="paragraph" style:parent-style-name="Standard">
      <style:text-properties officeooo:rsid="01e3130d" officeooo:paragraph-rsid="01e3130d"/>
    </style:style>
    <style:style style:name="P338" style:family="paragraph" style:parent-style-name="Standard">
      <style:text-properties officeooo:rsid="01e78f90" officeooo:paragraph-rsid="01e78f90"/>
    </style:style>
    <style:style style:name="P339" style:family="paragraph" style:parent-style-name="Standard">
      <style:text-properties officeooo:rsid="01ec656c" officeooo:paragraph-rsid="01ec656c"/>
    </style:style>
    <style:style style:name="P340" style:family="paragraph" style:parent-style-name="Standard">
      <style:text-properties officeooo:rsid="01ed623c" officeooo:paragraph-rsid="01ed623c"/>
    </style:style>
    <style:style style:name="P341" style:family="paragraph" style:parent-style-name="Standard">
      <style:text-properties officeooo:rsid="01ee2a86" officeooo:paragraph-rsid="01ee2a86"/>
    </style:style>
    <style:style style:name="P342" style:family="paragraph" style:parent-style-name="Standard">
      <style:text-properties officeooo:rsid="01efaa8d" officeooo:paragraph-rsid="01efaa8d"/>
    </style:style>
    <style:style style:name="P343" style:family="paragraph" style:parent-style-name="Standard">
      <style:text-properties officeooo:rsid="01f0e6ad" officeooo:paragraph-rsid="01f0e6ad"/>
    </style:style>
    <style:style style:name="P344" style:family="paragraph" style:parent-style-name="Standard">
      <style:text-properties officeooo:rsid="01f0e6ad" officeooo:paragraph-rsid="01f358c4"/>
    </style:style>
    <style:style style:name="P345" style:family="paragraph" style:parent-style-name="Standard">
      <style:text-properties officeooo:rsid="01f50c91" officeooo:paragraph-rsid="01f50c91"/>
    </style:style>
    <style:style style:name="P346" style:family="paragraph" style:parent-style-name="Standard">
      <style:text-properties officeooo:rsid="01f546b8" officeooo:paragraph-rsid="01f546b8"/>
    </style:style>
    <style:style style:name="P347" style:family="paragraph" style:parent-style-name="Standard">
      <style:text-properties officeooo:rsid="01f5949f" officeooo:paragraph-rsid="01f5949f"/>
    </style:style>
    <style:style style:name="P348" style:family="paragraph" style:parent-style-name="Standard">
      <style:text-properties officeooo:rsid="01f78a44" officeooo:paragraph-rsid="01fa3dc5"/>
    </style:style>
    <style:style style:name="P349" style:family="paragraph" style:parent-style-name="Standard">
      <style:text-properties officeooo:rsid="01f78a44" officeooo:paragraph-rsid="01fce48b"/>
    </style:style>
    <style:style style:name="P350" style:family="paragraph" style:parent-style-name="Standard">
      <style:text-properties officeooo:rsid="01ff03cb" officeooo:paragraph-rsid="01ff03cb"/>
    </style:style>
    <style:style style:name="P351" style:family="paragraph" style:parent-style-name="Standard">
      <style:text-properties officeooo:rsid="01ff36ca" officeooo:paragraph-rsid="01ff36ca"/>
    </style:style>
    <style:style style:name="P352" style:family="paragraph" style:parent-style-name="Standard">
      <style:text-properties officeooo:rsid="0200f92a" officeooo:paragraph-rsid="0200f92a"/>
    </style:style>
    <style:style style:name="P353" style:family="paragraph" style:parent-style-name="Standard">
      <style:text-properties officeooo:rsid="020281b3" officeooo:paragraph-rsid="020281b3"/>
    </style:style>
    <style:style style:name="P354" style:family="paragraph" style:parent-style-name="Standard">
      <style:text-properties officeooo:rsid="02062802" officeooo:paragraph-rsid="02062802"/>
    </style:style>
    <style:style style:name="P355" style:family="paragraph" style:parent-style-name="Standard">
      <style:text-properties officeooo:rsid="02079e9e" officeooo:paragraph-rsid="02079e9e"/>
    </style:style>
    <style:style style:name="P356" style:family="paragraph" style:parent-style-name="Standard">
      <style:text-properties officeooo:rsid="01f358c4" officeooo:paragraph-rsid="01f358c4"/>
    </style:style>
    <style:style style:name="P357" style:family="paragraph" style:parent-style-name="Standard">
      <style:text-properties officeooo:rsid="01fa3dc5" officeooo:paragraph-rsid="01fa3dc5"/>
    </style:style>
    <style:style style:name="P358" style:family="paragraph" style:parent-style-name="Standard">
      <style:text-properties officeooo:rsid="01fa3dc5" officeooo:paragraph-rsid="01fce48b"/>
    </style:style>
    <style:style style:name="P359" style:family="paragraph" style:parent-style-name="Standard">
      <style:text-properties officeooo:rsid="01fce48b" officeooo:paragraph-rsid="01fce48b"/>
    </style:style>
    <style:style style:name="P360" style:family="paragraph" style:parent-style-name="Standard">
      <style:text-properties officeooo:rsid="020fa42a" officeooo:paragraph-rsid="020fa42a"/>
    </style:style>
    <style:style style:name="P361" style:family="paragraph" style:parent-style-name="Standard">
      <style:text-properties officeooo:rsid="02119313" officeooo:paragraph-rsid="02119313"/>
    </style:style>
    <style:style style:name="P362" style:family="paragraph" style:parent-style-name="Standard">
      <style:text-properties officeooo:rsid="02146ab8" officeooo:paragraph-rsid="02146ab8"/>
    </style:style>
    <style:style style:name="P363" style:family="paragraph" style:parent-style-name="Standard">
      <style:text-properties officeooo:rsid="0215201e" officeooo:paragraph-rsid="0215201e"/>
    </style:style>
    <style:style style:name="P364" style:family="paragraph" style:parent-style-name="Standard">
      <style:text-properties officeooo:rsid="0216cfd4" officeooo:paragraph-rsid="0216cfd4"/>
    </style:style>
    <style:style style:name="P365" style:family="paragraph" style:parent-style-name="Standard">
      <style:text-properties officeooo:rsid="021823f8" officeooo:paragraph-rsid="021823f8"/>
    </style:style>
    <style:style style:name="P366" style:family="paragraph" style:parent-style-name="Standard">
      <style:text-properties officeooo:rsid="021943f0" officeooo:paragraph-rsid="021823f8"/>
    </style:style>
    <style:style style:name="P367" style:family="paragraph" style:parent-style-name="Standard">
      <style:text-properties officeooo:rsid="021943f0" officeooo:paragraph-rsid="021943f0"/>
    </style:style>
    <style:style style:name="P368" style:family="paragraph" style:parent-style-name="Standard">
      <style:text-properties officeooo:rsid="0220914c" officeooo:paragraph-rsid="02222dcf"/>
    </style:style>
    <style:style style:name="P369" style:family="paragraph" style:parent-style-name="Standard">
      <style:text-properties officeooo:rsid="0220914c" officeooo:paragraph-rsid="022e5ccf"/>
    </style:style>
    <style:style style:name="P370" style:family="paragraph" style:parent-style-name="Standard">
      <style:text-properties officeooo:rsid="022125d5" officeooo:paragraph-rsid="022125d5"/>
    </style:style>
    <style:style style:name="P371" style:family="paragraph" style:parent-style-name="Standard">
      <style:text-properties officeooo:rsid="022125d5" officeooo:paragraph-rsid="02222dcf"/>
    </style:style>
    <style:style style:name="P372" style:family="paragraph" style:parent-style-name="Standard">
      <style:text-properties officeooo:rsid="022125d5" officeooo:paragraph-rsid="021e66af"/>
    </style:style>
    <style:style style:name="P373" style:family="paragraph" style:parent-style-name="Standard">
      <style:text-properties officeooo:rsid="02222dcf" officeooo:paragraph-rsid="02222dcf"/>
    </style:style>
    <style:style style:name="P374" style:family="paragraph" style:parent-style-name="Standard">
      <style:text-properties officeooo:rsid="0223f414" officeooo:paragraph-rsid="02222dcf"/>
    </style:style>
    <style:style style:name="P375" style:family="paragraph" style:parent-style-name="Standard">
      <style:text-properties officeooo:rsid="0223f414" officeooo:paragraph-rsid="0223f414"/>
    </style:style>
    <style:style style:name="P376" style:family="paragraph" style:parent-style-name="Standard">
      <style:text-properties officeooo:rsid="0225a238" officeooo:paragraph-rsid="0225a238"/>
    </style:style>
    <style:style style:name="P377" style:family="paragraph" style:parent-style-name="Standard">
      <style:text-properties officeooo:rsid="0225a238" officeooo:paragraph-rsid="0227f153"/>
    </style:style>
    <style:style style:name="P378" style:family="paragraph" style:parent-style-name="Standard">
      <style:text-properties officeooo:rsid="0225a238" officeooo:paragraph-rsid="02287a5d"/>
    </style:style>
    <style:style style:name="P379" style:family="paragraph" style:parent-style-name="Standard">
      <style:text-properties officeooo:rsid="0225a238" officeooo:paragraph-rsid="0229a5f1"/>
    </style:style>
    <style:style style:name="P380" style:family="paragraph" style:parent-style-name="Standard">
      <style:text-properties officeooo:rsid="022a9da9" officeooo:paragraph-rsid="022a9da9"/>
    </style:style>
    <style:style style:name="P381" style:family="paragraph" style:parent-style-name="Standard">
      <style:text-properties officeooo:rsid="022a9da9" officeooo:paragraph-rsid="022e5ccf"/>
    </style:style>
    <style:style style:name="P382" style:family="paragraph" style:parent-style-name="Standard">
      <style:text-properties officeooo:rsid="022a9da9" officeooo:paragraph-rsid="0232a7c7"/>
    </style:style>
    <style:style style:name="P383" style:family="paragraph" style:parent-style-name="Standard">
      <style:text-properties officeooo:rsid="02287a5d" officeooo:paragraph-rsid="02287a5d"/>
    </style:style>
    <style:style style:name="P384" style:family="paragraph" style:parent-style-name="Standard">
      <style:text-properties officeooo:rsid="0229a5f1" officeooo:paragraph-rsid="0229a5f1"/>
    </style:style>
    <style:style style:name="P385" style:family="paragraph" style:parent-style-name="Standard">
      <style:text-properties officeooo:rsid="022e5ccf" officeooo:paragraph-rsid="0232a7c7"/>
    </style:style>
    <style:style style:name="P386" style:family="paragraph" style:parent-style-name="Standard">
      <style:text-properties officeooo:rsid="0232bc8d" officeooo:paragraph-rsid="0232bc8d"/>
    </style:style>
    <style:style style:name="P387" style:family="paragraph" style:parent-style-name="Standard">
      <style:text-properties officeooo:rsid="0233434b" officeooo:paragraph-rsid="0233434b"/>
    </style:style>
    <style:style style:name="P388" style:family="paragraph" style:parent-style-name="Standard">
      <style:text-properties officeooo:rsid="023875bb" officeooo:paragraph-rsid="023875bb"/>
    </style:style>
    <style:style style:name="P389" style:family="paragraph" style:parent-style-name="Standard">
      <style:text-properties officeooo:rsid="023883b9" officeooo:paragraph-rsid="023883b9"/>
    </style:style>
    <style:style style:name="P390" style:family="paragraph" style:parent-style-name="Standard">
      <style:text-properties officeooo:rsid="023b6c16" officeooo:paragraph-rsid="023b6c16"/>
    </style:style>
    <style:style style:name="P391" style:family="paragraph" style:parent-style-name="Standard">
      <style:text-properties officeooo:rsid="023d685f" officeooo:paragraph-rsid="023ebd94"/>
    </style:style>
    <style:style style:name="P392" style:family="paragraph" style:parent-style-name="Standard">
      <style:text-properties officeooo:rsid="023d685f" officeooo:paragraph-rsid="02404b9e"/>
    </style:style>
    <style:style style:name="P393" style:family="paragraph" style:parent-style-name="Standard">
      <style:text-properties officeooo:rsid="023d685f" officeooo:paragraph-rsid="02415418"/>
    </style:style>
    <style:style style:name="P394" style:family="paragraph" style:parent-style-name="Standard">
      <style:text-properties officeooo:rsid="0242e59a" officeooo:paragraph-rsid="0242e59a"/>
    </style:style>
    <style:style style:name="P395" style:family="paragraph" style:parent-style-name="Standard">
      <style:text-properties officeooo:rsid="0242e59a" officeooo:paragraph-rsid="02442ff1"/>
    </style:style>
    <style:style style:name="P396" style:family="paragraph" style:parent-style-name="Standard">
      <style:text-properties officeooo:rsid="0242e59a" officeooo:paragraph-rsid="02460716"/>
    </style:style>
    <style:style style:name="P397" style:family="paragraph" style:parent-style-name="Standard">
      <style:text-properties officeooo:rsid="0242e59a" officeooo:paragraph-rsid="02467345"/>
    </style:style>
    <style:style style:name="P398" style:family="paragraph" style:parent-style-name="Standard">
      <style:text-properties officeooo:rsid="0242e59a" officeooo:paragraph-rsid="0247e853"/>
    </style:style>
    <style:style style:name="P399" style:family="paragraph" style:parent-style-name="Standard">
      <style:text-properties officeooo:rsid="0242e59a" officeooo:paragraph-rsid="024b4308"/>
    </style:style>
    <style:style style:name="P400" style:family="paragraph" style:parent-style-name="Standard">
      <style:text-properties officeooo:rsid="023ebd94" officeooo:paragraph-rsid="023ebd94"/>
    </style:style>
    <style:style style:name="P401" style:family="paragraph" style:parent-style-name="Standard">
      <style:text-properties officeooo:rsid="02415418" officeooo:paragraph-rsid="02415418"/>
    </style:style>
    <style:style style:name="P402" style:family="paragraph" style:parent-style-name="Standard">
      <style:text-properties officeooo:rsid="02442ff1" officeooo:paragraph-rsid="02460716"/>
    </style:style>
    <style:style style:name="P403" style:family="paragraph" style:parent-style-name="Standard">
      <style:text-properties officeooo:rsid="02460716" officeooo:paragraph-rsid="02460716"/>
    </style:style>
    <style:style style:name="P404" style:family="paragraph" style:parent-style-name="Standard">
      <style:text-properties officeooo:rsid="02460716" officeooo:paragraph-rsid="02467345"/>
    </style:style>
    <style:style style:name="P405" style:family="paragraph" style:parent-style-name="Standard">
      <style:text-properties officeooo:rsid="02467345" officeooo:paragraph-rsid="02467345"/>
    </style:style>
    <style:style style:name="P406" style:family="paragraph" style:parent-style-name="Standard">
      <style:text-properties officeooo:rsid="02467345" officeooo:paragraph-rsid="0247e853"/>
    </style:style>
    <style:style style:name="P407" style:family="paragraph" style:parent-style-name="Standard">
      <style:text-properties officeooo:rsid="0247e853" officeooo:paragraph-rsid="024b4308"/>
    </style:style>
    <style:style style:name="P408" style:family="paragraph" style:parent-style-name="Standard">
      <style:text-properties officeooo:rsid="024b4308" officeooo:paragraph-rsid="024b4308"/>
    </style:style>
    <style:style style:name="P409" style:family="paragraph" style:parent-style-name="Standard">
      <style:text-properties officeooo:rsid="01a24a0d" officeooo:paragraph-rsid="01e3130d"/>
    </style:style>
    <style:style style:name="P410" style:family="paragraph" style:parent-style-name="Standard">
      <style:text-properties officeooo:rsid="02510975" officeooo:paragraph-rsid="02510975"/>
    </style:style>
    <style:style style:name="P411" style:family="paragraph" style:parent-style-name="Standard">
      <style:text-properties officeooo:rsid="0259c8a5" officeooo:paragraph-rsid="0259c8a5"/>
    </style:style>
    <style:style style:name="P412" style:family="paragraph" style:parent-style-name="Standard">
      <style:text-properties officeooo:rsid="025addf6" officeooo:paragraph-rsid="025addf6"/>
    </style:style>
    <style:style style:name="P413" style:family="paragraph" style:parent-style-name="Standard">
      <style:text-properties officeooo:rsid="025da6e3" officeooo:paragraph-rsid="025da6e3"/>
    </style:style>
    <style:style style:name="P414" style:family="paragraph" style:parent-style-name="Standard">
      <style:text-properties officeooo:rsid="025da6e3" officeooo:paragraph-rsid="025fb3ba"/>
    </style:style>
    <style:style style:name="P415" style:family="paragraph" style:parent-style-name="Standard">
      <style:text-properties officeooo:rsid="025eeadb" officeooo:paragraph-rsid="025eeadb"/>
    </style:style>
    <style:style style:name="P416" style:family="paragraph" style:parent-style-name="Standard">
      <style:text-properties officeooo:rsid="025fb3ba" officeooo:paragraph-rsid="025fb3ba"/>
    </style:style>
    <style:style style:name="P417" style:family="paragraph" style:parent-style-name="Standard">
      <style:text-properties officeooo:rsid="0269e510" officeooo:paragraph-rsid="0269e510"/>
    </style:style>
    <style:style style:name="P418" style:family="paragraph" style:parent-style-name="Standard">
      <style:text-properties officeooo:rsid="026a74c5" officeooo:paragraph-rsid="026a74c5"/>
    </style:style>
    <style:style style:name="P419" style:family="paragraph" style:parent-style-name="Standard">
      <style:text-properties officeooo:rsid="026e5cf7" officeooo:paragraph-rsid="026e5cf7"/>
    </style:style>
    <style:style style:name="P420" style:family="paragraph" style:parent-style-name="Standard">
      <style:text-properties officeooo:rsid="026facd3" officeooo:paragraph-rsid="026facd3"/>
    </style:style>
    <style:style style:name="P421" style:family="paragraph" style:parent-style-name="Standard">
      <style:text-properties officeooo:rsid="027306f4" officeooo:paragraph-rsid="027306f4"/>
    </style:style>
    <style:style style:name="P422" style:family="paragraph" style:parent-style-name="Standard">
      <style:text-properties officeooo:rsid="0274bddc" officeooo:paragraph-rsid="0274bddc"/>
    </style:style>
    <style:style style:name="P423" style:family="paragraph" style:parent-style-name="Standard">
      <style:text-properties officeooo:rsid="0276b721" officeooo:paragraph-rsid="0276b721"/>
    </style:style>
    <style:style style:name="P424" style:family="paragraph" style:parent-style-name="Standard">
      <style:text-properties officeooo:rsid="0277de35" officeooo:paragraph-rsid="0277de35"/>
    </style:style>
    <style:style style:name="P425" style:family="paragraph" style:parent-style-name="Standard">
      <style:text-properties officeooo:rsid="0279a4fc" officeooo:paragraph-rsid="0279a4fc"/>
    </style:style>
    <style:style style:name="P426" style:family="paragraph" style:parent-style-name="Standard">
      <style:text-properties officeooo:rsid="027b7134" officeooo:paragraph-rsid="027b7134"/>
    </style:style>
    <style:style style:name="P427" style:family="paragraph" style:parent-style-name="Standard">
      <style:text-properties officeooo:rsid="027c2d2c" officeooo:paragraph-rsid="027c2d2c"/>
    </style:style>
    <style:style style:name="P428" style:family="paragraph" style:parent-style-name="Standard">
      <style:text-properties officeooo:rsid="027c2d2c" officeooo:paragraph-rsid="027f86ff"/>
    </style:style>
    <style:style style:name="P429" style:family="paragraph" style:parent-style-name="Standard">
      <style:text-properties officeooo:rsid="0282ce4f" officeooo:paragraph-rsid="0282ce4f"/>
    </style:style>
    <style:style style:name="P430" style:family="paragraph" style:parent-style-name="Standard">
      <style:text-properties officeooo:rsid="0284ea77" officeooo:paragraph-rsid="0284ea77"/>
    </style:style>
    <style:style style:name="P431" style:family="paragraph" style:parent-style-name="Standard">
      <style:text-properties officeooo:rsid="027f86ff" officeooo:paragraph-rsid="027f86ff"/>
    </style:style>
    <style:style style:name="P432" style:family="paragraph" style:parent-style-name="Standard">
      <style:text-properties officeooo:rsid="0288cfbe" officeooo:paragraph-rsid="0288cfbe"/>
    </style:style>
    <style:style style:name="P433" style:family="paragraph" style:parent-style-name="Standard">
      <style:text-properties officeooo:rsid="028a2386" officeooo:paragraph-rsid="028a2386"/>
    </style:style>
    <style:style style:name="P434" style:family="paragraph" style:parent-style-name="Standard">
      <style:text-properties officeooo:rsid="028a2386" officeooo:paragraph-rsid="028a856c"/>
    </style:style>
    <style:style style:name="P435" style:family="paragraph" style:parent-style-name="Standard">
      <style:text-properties officeooo:rsid="028a856c" officeooo:paragraph-rsid="028a856c"/>
    </style:style>
    <style:style style:name="P436" style:family="paragraph" style:parent-style-name="Standard">
      <style:text-properties officeooo:rsid="028a856c" officeooo:paragraph-rsid="02cda8b3"/>
    </style:style>
    <style:style style:name="P437" style:family="paragraph" style:parent-style-name="Standard">
      <style:text-properties officeooo:rsid="028c0a4c" officeooo:paragraph-rsid="028c0a4c"/>
    </style:style>
    <style:style style:name="P438" style:family="paragraph" style:parent-style-name="Standard">
      <style:text-properties officeooo:rsid="0291b1cd" officeooo:paragraph-rsid="0291b1cd"/>
    </style:style>
    <style:style style:name="P439" style:family="paragraph" style:parent-style-name="Standard">
      <style:text-properties officeooo:rsid="0291b1cd" officeooo:paragraph-rsid="02a60ec4"/>
    </style:style>
    <style:style style:name="P440" style:family="paragraph" style:parent-style-name="Standard">
      <style:text-properties officeooo:rsid="0297b52b" officeooo:paragraph-rsid="02a46ca1"/>
    </style:style>
    <style:style style:name="P441" style:family="paragraph" style:parent-style-name="Standard">
      <style:text-properties officeooo:rsid="02989caa" officeooo:paragraph-rsid="02a46ca1"/>
    </style:style>
    <style:style style:name="P442" style:family="paragraph" style:parent-style-name="Standard">
      <style:text-properties officeooo:rsid="0298fbbd" officeooo:paragraph-rsid="02a46ca1"/>
    </style:style>
    <style:style style:name="P443" style:family="paragraph" style:parent-style-name="Standard">
      <style:text-properties officeooo:rsid="02a29a8c" officeooo:paragraph-rsid="02a46ca1"/>
    </style:style>
    <style:style style:name="P444" style:family="paragraph" style:parent-style-name="Standard">
      <style:text-properties officeooo:rsid="02a46ca1" officeooo:paragraph-rsid="02a46ca1"/>
    </style:style>
    <style:style style:name="P445" style:family="paragraph" style:parent-style-name="Standard">
      <style:text-properties officeooo:rsid="02a60ec4" officeooo:paragraph-rsid="02a60ec4"/>
    </style:style>
    <style:style style:name="P446" style:family="paragraph" style:parent-style-name="Standard">
      <style:text-properties officeooo:rsid="02a75022" officeooo:paragraph-rsid="02a75022"/>
    </style:style>
    <style:style style:name="P447" style:family="paragraph" style:parent-style-name="Standard">
      <style:text-properties officeooo:rsid="02a9a24b" officeooo:paragraph-rsid="02a9a24b"/>
    </style:style>
    <style:style style:name="P448" style:family="paragraph" style:parent-style-name="Standard">
      <style:text-properties officeooo:rsid="02aa3fe9" officeooo:paragraph-rsid="02aa3fe9"/>
    </style:style>
    <style:style style:name="P449" style:family="paragraph" style:parent-style-name="Standard">
      <style:text-properties officeooo:rsid="02ab342c" officeooo:paragraph-rsid="02ab342c"/>
    </style:style>
    <style:style style:name="P450" style:family="paragraph" style:parent-style-name="Standard">
      <style:text-properties officeooo:rsid="02ac60bb" officeooo:paragraph-rsid="02ac60bb"/>
    </style:style>
    <style:style style:name="P451" style:family="paragraph" style:parent-style-name="Standard">
      <style:text-properties officeooo:rsid="02afcd74" officeooo:paragraph-rsid="02afcd74"/>
    </style:style>
    <style:style style:name="P452" style:family="paragraph" style:parent-style-name="Standard">
      <style:text-properties officeooo:rsid="02b1dae4" officeooo:paragraph-rsid="02b1dae4"/>
    </style:style>
    <style:style style:name="P453" style:family="paragraph" style:parent-style-name="Standard">
      <style:text-properties officeooo:rsid="02b34d90" officeooo:paragraph-rsid="02b34d90"/>
    </style:style>
    <style:style style:name="P454" style:family="paragraph" style:parent-style-name="Standard">
      <style:text-properties officeooo:rsid="02b3754d" officeooo:paragraph-rsid="02b3754d"/>
    </style:style>
    <style:style style:name="P455" style:family="paragraph" style:parent-style-name="Standard">
      <style:text-properties officeooo:rsid="02b4fa7d" officeooo:paragraph-rsid="02b4fa7d"/>
    </style:style>
    <style:style style:name="P456" style:family="paragraph" style:parent-style-name="Standard">
      <style:text-properties officeooo:rsid="02b6f37a" officeooo:paragraph-rsid="02b6f37a"/>
    </style:style>
    <style:style style:name="P457" style:family="paragraph" style:parent-style-name="Standard">
      <style:text-properties officeooo:rsid="02b6f37a" officeooo:paragraph-rsid="02c87484"/>
    </style:style>
    <style:style style:name="P458" style:family="paragraph" style:parent-style-name="Standard">
      <style:text-properties officeooo:rsid="02cd3d14" officeooo:paragraph-rsid="02cd3d14"/>
    </style:style>
    <style:style style:name="P459" style:family="paragraph" style:parent-style-name="Standard">
      <style:text-properties officeooo:rsid="02cf4f0b" officeooo:paragraph-rsid="02cf4f0b"/>
    </style:style>
    <style:style style:name="P460" style:family="paragraph" style:parent-style-name="Standard">
      <style:text-properties officeooo:rsid="02cfb7d4" officeooo:paragraph-rsid="02cfb7d4"/>
    </style:style>
    <style:style style:name="P461" style:family="paragraph" style:parent-style-name="Standard">
      <style:text-properties officeooo:rsid="02cffe48" officeooo:paragraph-rsid="02cffe48"/>
    </style:style>
    <style:style style:name="P462" style:family="paragraph" style:parent-style-name="Standard">
      <style:text-properties officeooo:rsid="02d1d64e" officeooo:paragraph-rsid="02d1d64e"/>
    </style:style>
    <style:style style:name="P463" style:family="paragraph" style:parent-style-name="Standard">
      <style:text-properties officeooo:rsid="02d1d64e" officeooo:paragraph-rsid="02d2a217"/>
    </style:style>
    <style:style style:name="P464" style:family="paragraph" style:parent-style-name="Standard">
      <style:text-properties officeooo:rsid="02d2a217" officeooo:paragraph-rsid="02d2a217"/>
    </style:style>
    <style:style style:name="P465" style:family="paragraph" style:parent-style-name="Standard">
      <style:text-properties officeooo:rsid="02d3fb32" officeooo:paragraph-rsid="02d3fb32"/>
    </style:style>
    <style:style style:name="P466" style:family="paragraph" style:parent-style-name="Standard">
      <style:text-properties officeooo:rsid="02d8952f" officeooo:paragraph-rsid="02d8952f"/>
    </style:style>
    <style:style style:name="P467" style:family="paragraph" style:parent-style-name="Standard">
      <style:text-properties officeooo:rsid="02da1a18" officeooo:paragraph-rsid="02da1a18"/>
    </style:style>
    <style:style style:name="P468" style:family="paragraph" style:parent-style-name="Standard">
      <style:text-properties officeooo:rsid="02da1a18" officeooo:paragraph-rsid="02da3d88"/>
    </style:style>
    <style:style style:name="P469" style:family="paragraph" style:parent-style-name="Standard">
      <style:text-properties officeooo:rsid="02dc8440" officeooo:paragraph-rsid="02dc8440"/>
    </style:style>
    <style:style style:name="P470" style:family="paragraph" style:parent-style-name="Standard">
      <style:text-properties officeooo:rsid="02e2c1f2" officeooo:paragraph-rsid="02e2c1f2"/>
    </style:style>
    <style:style style:name="P471" style:family="paragraph" style:parent-style-name="Standard">
      <style:text-properties officeooo:rsid="02e2e099" officeooo:paragraph-rsid="02e2e099"/>
    </style:style>
    <style:style style:name="P472" style:family="paragraph" style:parent-style-name="Standard">
      <style:text-properties officeooo:rsid="02e80a02" officeooo:paragraph-rsid="02e80a02"/>
    </style:style>
    <style:style style:name="P473" style:family="paragraph" style:parent-style-name="Standard">
      <style:text-properties officeooo:rsid="02e8beb7" officeooo:paragraph-rsid="02e8beb7"/>
    </style:style>
    <style:style style:name="P474" style:family="paragraph" style:parent-style-name="Standard">
      <style:text-properties officeooo:rsid="02ea9144" officeooo:paragraph-rsid="02ea9144"/>
    </style:style>
    <style:style style:name="P475" style:family="paragraph" style:parent-style-name="Standard">
      <style:text-properties officeooo:rsid="02ec4ad0" officeooo:paragraph-rsid="02ec4ad0"/>
    </style:style>
    <style:style style:name="P476" style:family="paragraph" style:parent-style-name="Standard">
      <style:text-properties officeooo:rsid="02ec9e6e" officeooo:paragraph-rsid="02ec9e6e"/>
    </style:style>
    <style:style style:name="P477" style:family="paragraph" style:parent-style-name="Standard">
      <style:text-properties officeooo:rsid="02ed859f" officeooo:paragraph-rsid="02ed859f"/>
    </style:style>
    <style:style style:name="P478" style:family="paragraph" style:parent-style-name="Standard">
      <style:text-properties officeooo:rsid="02ed859f" officeooo:paragraph-rsid="02ef2efa"/>
    </style:style>
    <style:style style:name="P479" style:family="paragraph" style:parent-style-name="Standard">
      <style:text-properties officeooo:rsid="02f3698e" officeooo:paragraph-rsid="02ef2efa"/>
    </style:style>
    <style:style style:name="P480" style:family="paragraph" style:parent-style-name="Standard">
      <style:text-properties officeooo:rsid="02f3698e" officeooo:paragraph-rsid="02f3698e"/>
    </style:style>
    <style:style style:name="P481" style:family="paragraph" style:parent-style-name="Standard">
      <style:text-properties officeooo:rsid="02f48587" officeooo:paragraph-rsid="02f48587"/>
    </style:style>
    <style:style style:name="P482" style:family="paragraph" style:parent-style-name="Standard">
      <style:text-properties officeooo:rsid="02fa1797" officeooo:paragraph-rsid="02fa1797"/>
    </style:style>
    <style:style style:name="P483" style:family="paragraph" style:parent-style-name="Standard">
      <style:text-properties officeooo:rsid="02fa7568" officeooo:paragraph-rsid="02fed872"/>
    </style:style>
    <style:style style:name="P484" style:family="paragraph" style:parent-style-name="Standard">
      <style:text-properties officeooo:rsid="02fa7568" officeooo:paragraph-rsid="02ff9756"/>
    </style:style>
    <style:style style:name="P485" style:family="paragraph" style:parent-style-name="Standard">
      <style:text-properties officeooo:rsid="0302ef33" officeooo:paragraph-rsid="0302ef33"/>
    </style:style>
    <style:style style:name="P486" style:family="paragraph" style:parent-style-name="Standard">
      <style:text-properties officeooo:rsid="0308bd30" officeooo:paragraph-rsid="0308bd30"/>
    </style:style>
    <style:style style:name="P487" style:family="paragraph" style:parent-style-name="Standard">
      <style:text-properties officeooo:rsid="02c87484" officeooo:paragraph-rsid="02c87484"/>
    </style:style>
    <style:style style:name="P488" style:family="paragraph" style:parent-style-name="Standard">
      <style:text-properties officeooo:rsid="02da3d88" officeooo:paragraph-rsid="02da3d88"/>
    </style:style>
    <style:style style:name="P489" style:family="paragraph" style:parent-style-name="Standard">
      <style:text-properties officeooo:rsid="02fed872" officeooo:paragraph-rsid="02ff9756"/>
    </style:style>
    <style:style style:name="P490" style:family="paragraph" style:parent-style-name="Standard">
      <style:text-properties officeooo:rsid="02ff9756" officeooo:paragraph-rsid="02ff9756"/>
    </style:style>
    <style:style style:name="P491" style:family="paragraph" style:parent-style-name="Standard">
      <style:text-properties officeooo:rsid="030a8fb2" officeooo:paragraph-rsid="030a8fb2"/>
    </style:style>
    <style:style style:name="P492" style:family="paragraph" style:parent-style-name="Standard">
      <style:text-properties officeooo:rsid="030b4c33" officeooo:paragraph-rsid="030b4c33"/>
    </style:style>
    <style:style style:name="P493" style:family="paragraph" style:parent-style-name="Standard">
      <style:text-properties officeooo:rsid="030b5077" officeooo:paragraph-rsid="030b5077"/>
    </style:style>
    <style:style style:name="P494" style:family="paragraph" style:parent-style-name="Standard">
      <style:text-properties officeooo:rsid="030d09df" officeooo:paragraph-rsid="030d09df"/>
    </style:style>
    <style:style style:name="P495" style:family="paragraph" style:parent-style-name="Standard">
      <style:text-properties officeooo:rsid="030ed1bd" officeooo:paragraph-rsid="030ed1bd"/>
    </style:style>
    <style:style style:name="P496" style:family="paragraph" style:parent-style-name="Standard">
      <style:text-properties officeooo:rsid="03113be6" officeooo:paragraph-rsid="03113be6"/>
    </style:style>
    <style:style style:name="P497" style:family="paragraph" style:parent-style-name="Standard">
      <style:text-properties officeooo:rsid="03113be6" officeooo:paragraph-rsid="03114416"/>
    </style:style>
    <style:style style:name="P498" style:family="paragraph" style:parent-style-name="Standard">
      <style:text-properties officeooo:rsid="03114416" officeooo:paragraph-rsid="03114416"/>
    </style:style>
    <style:style style:name="P499" style:family="paragraph" style:parent-style-name="Standard">
      <style:text-properties officeooo:rsid="03133ed0" officeooo:paragraph-rsid="03133ed0"/>
    </style:style>
    <style:style style:name="P500" style:family="paragraph" style:parent-style-name="Standard">
      <style:text-properties officeooo:rsid="03133ed0" officeooo:paragraph-rsid="03144edb"/>
    </style:style>
    <style:style style:name="P501" style:family="paragraph" style:parent-style-name="Standard">
      <style:text-properties officeooo:rsid="0316da61" officeooo:paragraph-rsid="0316da61"/>
    </style:style>
    <style:style style:name="P502" style:family="paragraph" style:parent-style-name="Standard">
      <style:text-properties officeooo:rsid="0318fbb2" officeooo:paragraph-rsid="0318fbb2"/>
    </style:style>
    <style:style style:name="P503" style:family="paragraph" style:parent-style-name="Standard">
      <style:text-properties officeooo:rsid="031941fe" officeooo:paragraph-rsid="031941fe"/>
    </style:style>
    <style:style style:name="P504" style:family="paragraph" style:parent-style-name="Standard">
      <style:text-properties officeooo:rsid="031b3d9d" officeooo:paragraph-rsid="031b3d9d"/>
    </style:style>
    <style:style style:name="P505" style:family="paragraph" style:parent-style-name="Standard">
      <style:text-properties officeooo:rsid="03144edb" officeooo:paragraph-rsid="03144edb"/>
    </style:style>
    <style:style style:name="P506" style:family="paragraph" style:parent-style-name="Standard">
      <style:text-properties officeooo:rsid="0284ea77" officeooo:paragraph-rsid="0284ea77"/>
    </style:style>
    <style:style style:name="P507" style:family="paragraph" style:parent-style-name="Standard">
      <style:text-properties officeooo:rsid="031e088c" officeooo:paragraph-rsid="031e088c"/>
    </style:style>
    <style:style style:name="P508" style:family="paragraph" style:parent-style-name="Standard">
      <style:text-properties officeooo:rsid="03219b94" officeooo:paragraph-rsid="03219b94"/>
    </style:style>
    <style:style style:name="P509" style:family="paragraph" style:parent-style-name="Standard">
      <style:text-properties officeooo:rsid="0321af33" officeooo:paragraph-rsid="0321af33"/>
    </style:style>
    <style:style style:name="P510" style:family="paragraph" style:parent-style-name="Standard">
      <style:text-properties officeooo:rsid="01be9048" officeooo:paragraph-rsid="01be9048"/>
    </style:style>
    <style:style style:name="P511" style:family="paragraph" style:parent-style-name="Standard">
      <style:text-properties officeooo:rsid="03237e4d" officeooo:paragraph-rsid="03237e4d"/>
    </style:style>
    <style:style style:name="P512" style:family="paragraph" style:parent-style-name="Standard">
      <style:text-properties officeooo:rsid="0324af3e" officeooo:paragraph-rsid="0324af3e"/>
    </style:style>
    <style:style style:name="P513" style:family="paragraph" style:parent-style-name="Standard">
      <style:text-properties officeooo:rsid="0324af3e" officeooo:paragraph-rsid="03251b83"/>
    </style:style>
    <style:style style:name="P514" style:family="paragraph" style:parent-style-name="Standard">
      <style:text-properties officeooo:rsid="0324af3e" officeooo:paragraph-rsid="032a54cb"/>
    </style:style>
    <style:style style:name="P515" style:family="paragraph" style:parent-style-name="Standard">
      <style:text-properties officeooo:rsid="032ced70" officeooo:paragraph-rsid="032ea7f2"/>
    </style:style>
    <style:style style:name="P516" style:family="paragraph" style:parent-style-name="Standard">
      <style:text-properties officeooo:rsid="032f2014" officeooo:paragraph-rsid="032f2014"/>
    </style:style>
    <style:style style:name="P517" style:family="paragraph" style:parent-style-name="Standard">
      <style:text-properties officeooo:rsid="032ff7f6" officeooo:paragraph-rsid="032ff7f6"/>
    </style:style>
    <style:style style:name="P518" style:family="paragraph" style:parent-style-name="Standard">
      <style:text-properties officeooo:rsid="032ff7f6" officeooo:paragraph-rsid="0330ceaa"/>
    </style:style>
    <style:style style:name="P519" style:family="paragraph" style:parent-style-name="Standard">
      <style:text-properties officeooo:rsid="032ff7f6" officeooo:paragraph-rsid="0331b879"/>
    </style:style>
    <style:style style:name="P520" style:family="paragraph" style:parent-style-name="Standard">
      <style:text-properties officeooo:rsid="03325b98" officeooo:paragraph-rsid="03325b98"/>
    </style:style>
    <style:style style:name="P521" style:family="paragraph" style:parent-style-name="Standard">
      <style:text-properties officeooo:rsid="03343183" officeooo:paragraph-rsid="03343183"/>
    </style:style>
    <style:style style:name="P522" style:family="paragraph" style:parent-style-name="Standard">
      <style:text-properties officeooo:rsid="0336d9c7" officeooo:paragraph-rsid="0336d9c7"/>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3127db"/>
    </style:style>
    <style:style style:name="T327" style:family="text">
      <style:text-properties officeooo:rsid="0233434b"/>
    </style:style>
    <style:style style:name="T328" style:family="text">
      <style:text-properties officeooo:rsid="02367a03"/>
    </style:style>
    <style:style style:name="T329" style:family="text">
      <style:text-properties officeooo:rsid="023883b9"/>
    </style:style>
    <style:style style:name="T330" style:family="text">
      <style:text-properties officeooo:rsid="023984ae"/>
    </style:style>
    <style:style style:name="T331" style:family="text">
      <style:text-properties officeooo:rsid="023ebd94"/>
    </style:style>
    <style:style style:name="T332" style:family="text">
      <style:text-properties officeooo:rsid="024343e9"/>
    </style:style>
    <style:style style:name="T333" style:family="text">
      <style:text-properties officeooo:rsid="024d218b"/>
    </style:style>
    <style:style style:name="T334" style:family="text">
      <style:text-properties officeooo:rsid="024ee716"/>
    </style:style>
    <style:style style:name="T335" style:family="text">
      <style:text-properties officeooo:rsid="02504425"/>
    </style:style>
    <style:style style:name="T336" style:family="text">
      <style:text-properties officeooo:rsid="02526ded"/>
    </style:style>
    <style:style style:name="T337" style:family="text">
      <style:text-properties officeooo:rsid="02543fac"/>
    </style:style>
    <style:style style:name="T338" style:family="text">
      <style:text-properties officeooo:rsid="02562381"/>
    </style:style>
    <style:style style:name="T339" style:family="text">
      <style:text-properties officeooo:rsid="0256ee4b"/>
    </style:style>
    <style:style style:name="T340" style:family="text">
      <style:text-properties officeooo:rsid="0258b687"/>
    </style:style>
    <style:style style:name="T341" style:family="text">
      <style:text-properties officeooo:rsid="0259c8a5"/>
    </style:style>
    <style:style style:name="T342" style:family="text">
      <style:text-properties officeooo:rsid="025addf6"/>
    </style:style>
    <style:style style:name="T343" style:family="text">
      <style:text-properties officeooo:rsid="025bac58"/>
    </style:style>
    <style:style style:name="T344" style:family="text">
      <style:text-properties officeooo:rsid="025fb3ba"/>
    </style:style>
    <style:style style:name="T345" style:family="text">
      <style:text-properties officeooo:rsid="0261362d"/>
    </style:style>
    <style:style style:name="T346" style:family="text">
      <style:text-properties officeooo:rsid="0262f323"/>
    </style:style>
    <style:style style:name="T347" style:family="text">
      <style:text-properties officeooo:rsid="0264d46f"/>
    </style:style>
    <style:style style:name="T348" style:family="text">
      <style:text-properties officeooo:rsid="0265741b"/>
    </style:style>
    <style:style style:name="T349" style:family="text">
      <style:text-properties officeooo:rsid="02667fa0"/>
    </style:style>
    <style:style style:name="T350" style:family="text">
      <style:text-properties officeooo:rsid="02684810"/>
    </style:style>
    <style:style style:name="T351" style:family="text">
      <style:text-properties officeooo:rsid="026adea4"/>
    </style:style>
    <style:style style:name="T352" style:family="text">
      <style:text-properties officeooo:rsid="026c6e8d"/>
    </style:style>
    <style:style style:name="T353" style:family="text">
      <style:text-properties officeooo:rsid="026e5cf7"/>
    </style:style>
    <style:style style:name="T354" style:family="text">
      <style:text-properties officeooo:rsid="026facd3"/>
    </style:style>
    <style:style style:name="T355" style:family="text">
      <style:text-properties officeooo:rsid="0270aab1"/>
    </style:style>
    <style:style style:name="T356" style:family="text">
      <style:text-properties officeooo:rsid="027306f4"/>
    </style:style>
    <style:style style:name="T357" style:family="text">
      <style:text-properties officeooo:rsid="02745ec8"/>
    </style:style>
    <style:style style:name="T358" style:family="text">
      <style:text-properties officeooo:rsid="0274bddc"/>
    </style:style>
    <style:style style:name="T359" style:family="text">
      <style:text-properties officeooo:rsid="02769c34"/>
    </style:style>
    <style:style style:name="T360" style:family="text">
      <style:text-properties officeooo:rsid="0277de35"/>
    </style:style>
    <style:style style:name="T361" style:family="text">
      <style:text-properties officeooo:rsid="027883b5"/>
    </style:style>
    <style:style style:name="T362" style:family="text">
      <style:text-properties officeooo:rsid="027c5171"/>
    </style:style>
    <style:style style:name="T363" style:family="text">
      <style:text-properties officeooo:rsid="027d98be"/>
    </style:style>
    <style:style style:name="T364" style:family="text">
      <style:text-properties officeooo:rsid="027e643b"/>
    </style:style>
    <style:style style:name="T365" style:family="text">
      <style:text-properties officeooo:rsid="027f86ff"/>
    </style:style>
    <style:style style:name="T366" style:family="text">
      <style:text-properties officeooo:rsid="027fb217"/>
    </style:style>
    <style:style style:name="T367" style:family="text">
      <style:text-properties officeooo:rsid="02813184"/>
    </style:style>
    <style:style style:name="T368" style:family="text">
      <style:text-properties officeooo:rsid="0284ea77"/>
    </style:style>
    <style:style style:name="T369" style:family="text">
      <style:text-properties officeooo:rsid="0288cfbe"/>
    </style:style>
    <style:style style:name="T370" style:family="text">
      <style:text-properties officeooo:rsid="028d6454"/>
    </style:style>
    <style:style style:name="T371" style:family="text">
      <style:text-properties officeooo:rsid="028e6c9a"/>
    </style:style>
    <style:style style:name="T372" style:family="text">
      <style:text-properties officeooo:rsid="028fea8c"/>
    </style:style>
    <style:style style:name="T373" style:family="text">
      <style:text-properties officeooo:rsid="0291b1cd"/>
    </style:style>
    <style:style style:name="T374" style:family="text">
      <style:text-properties officeooo:rsid="02930b80"/>
    </style:style>
    <style:style style:name="T375" style:family="text">
      <style:text-properties officeooo:rsid="0294208c"/>
    </style:style>
    <style:style style:name="T376" style:family="text">
      <style:text-properties officeooo:rsid="029a536f"/>
    </style:style>
    <style:style style:name="T377" style:family="text">
      <style:text-properties officeooo:rsid="029aba2f"/>
    </style:style>
    <style:style style:name="T378" style:family="text">
      <style:text-properties officeooo:rsid="029acf55"/>
    </style:style>
    <style:style style:name="T379" style:family="text">
      <style:text-properties officeooo:rsid="029f5700"/>
    </style:style>
    <style:style style:name="T380" style:family="text">
      <style:text-properties officeooo:rsid="02a60ec4"/>
    </style:style>
    <style:style style:name="T381" style:family="text">
      <style:text-properties officeooo:rsid="02a6749e"/>
    </style:style>
    <style:style style:name="T382" style:family="text">
      <style:text-properties officeooo:rsid="02a7b288"/>
    </style:style>
    <style:style style:name="T383" style:family="text">
      <style:text-properties officeooo:rsid="02a9a24b"/>
    </style:style>
    <style:style style:name="T384" style:family="text">
      <style:text-properties officeooo:rsid="02aa3fe9"/>
    </style:style>
    <style:style style:name="T385" style:family="text">
      <style:text-properties officeooo:rsid="02aa5767"/>
    </style:style>
    <style:style style:name="T386" style:family="text">
      <style:text-properties officeooo:rsid="02aa7ef5"/>
    </style:style>
    <style:style style:name="T387" style:family="text">
      <style:text-properties officeooo:rsid="02ac60bb"/>
    </style:style>
    <style:style style:name="T388" style:family="text">
      <style:text-properties officeooo:rsid="02adfd44"/>
    </style:style>
    <style:style style:name="T389" style:family="text">
      <style:text-properties officeooo:rsid="02b1ad58"/>
    </style:style>
    <style:style style:name="T390" style:family="text">
      <style:text-properties officeooo:rsid="02b1dae4"/>
    </style:style>
    <style:style style:name="T391" style:family="text">
      <style:text-properties officeooo:rsid="02b34d90"/>
    </style:style>
    <style:style style:name="T392" style:family="text">
      <style:text-properties officeooo:rsid="02b6f37a"/>
    </style:style>
    <style:style style:name="T393" style:family="text">
      <style:text-properties officeooo:rsid="02b8dce9"/>
    </style:style>
    <style:style style:name="T394" style:family="text">
      <style:text-properties officeooo:rsid="02bb6146"/>
    </style:style>
    <style:style style:name="T395" style:family="text">
      <style:text-properties officeooo:rsid="02bd31c1"/>
    </style:style>
    <style:style style:name="T396" style:family="text">
      <style:text-properties officeooo:rsid="02becd26"/>
    </style:style>
    <style:style style:name="T397" style:family="text">
      <style:text-properties officeooo:rsid="02c0b68c"/>
    </style:style>
    <style:style style:name="T398" style:family="text">
      <style:text-properties officeooo:rsid="02c12b82"/>
    </style:style>
    <style:style style:name="T399" style:family="text">
      <style:text-properties officeooo:rsid="02c248d5"/>
    </style:style>
    <style:style style:name="T400" style:family="text">
      <style:text-properties officeooo:rsid="02c3d045"/>
    </style:style>
    <style:style style:name="T401" style:family="text">
      <style:text-properties officeooo:rsid="02c56784"/>
    </style:style>
    <style:style style:name="T402" style:family="text">
      <style:text-properties officeooo:rsid="02c87484"/>
    </style:style>
    <style:style style:name="T403" style:family="text">
      <style:text-properties officeooo:rsid="02c92b2e"/>
    </style:style>
    <style:style style:name="T404" style:family="text">
      <style:text-properties officeooo:rsid="02cac586"/>
    </style:style>
    <style:style style:name="T405" style:family="text">
      <style:text-properties officeooo:rsid="02cd3d14"/>
    </style:style>
    <style:style style:name="T406" style:family="text">
      <style:text-properties officeooo:rsid="02cffe48"/>
    </style:style>
    <style:style style:name="T407" style:family="text">
      <style:text-properties officeooo:rsid="02d2a217"/>
    </style:style>
    <style:style style:name="T408" style:family="text">
      <style:text-properties officeooo:rsid="02d5d774"/>
    </style:style>
    <style:style style:name="T409" style:family="text">
      <style:text-properties officeooo:rsid="02daf7af"/>
    </style:style>
    <style:style style:name="T410" style:family="text">
      <style:text-properties officeooo:rsid="02de38b1"/>
    </style:style>
    <style:style style:name="T411" style:family="text">
      <style:text-properties officeooo:rsid="02e11cf9"/>
    </style:style>
    <style:style style:name="T412" style:family="text">
      <style:text-properties officeooo:rsid="02e38bf4"/>
    </style:style>
    <style:style style:name="T413" style:family="text">
      <style:text-properties officeooo:rsid="02e477b7"/>
    </style:style>
    <style:style style:name="T414" style:family="text">
      <style:text-properties officeooo:rsid="02e4947e"/>
    </style:style>
    <style:style style:name="T415" style:family="text">
      <style:text-properties officeooo:rsid="02e7f9dc"/>
    </style:style>
    <style:style style:name="T416" style:family="text">
      <style:text-properties officeooo:rsid="02e934e6"/>
    </style:style>
    <style:style style:name="T417" style:family="text">
      <style:text-properties officeooo:rsid="02e985fc"/>
    </style:style>
    <style:style style:name="T418" style:family="text">
      <style:text-properties officeooo:rsid="02ea9144"/>
    </style:style>
    <style:style style:name="T419" style:family="text">
      <style:text-properties officeooo:rsid="02ed859f"/>
    </style:style>
    <style:style style:name="T420" style:family="text">
      <style:text-properties officeooo:rsid="02edcd3b"/>
    </style:style>
    <style:style style:name="T421" style:family="text">
      <style:text-properties officeooo:rsid="02f7a528"/>
    </style:style>
    <style:style style:name="T422" style:family="text">
      <style:text-properties officeooo:rsid="02fcfe0c"/>
    </style:style>
    <style:style style:name="T423" style:family="text">
      <style:text-properties officeooo:rsid="0302ef33"/>
    </style:style>
    <style:style style:name="T424" style:family="text">
      <style:text-properties officeooo:rsid="03064e65"/>
    </style:style>
    <style:style style:name="T425" style:family="text">
      <style:text-properties officeooo:rsid="03078c5a"/>
    </style:style>
    <style:style style:name="T426" style:family="text">
      <style:text-properties officeooo:rsid="030ada58"/>
    </style:style>
    <style:style style:name="T427" style:family="text">
      <style:text-properties officeooo:rsid="030b5077"/>
    </style:style>
    <style:style style:name="T428" style:family="text">
      <style:text-properties officeooo:rsid="030d09df"/>
    </style:style>
    <style:style style:name="T429" style:family="text">
      <style:text-properties officeooo:rsid="030ed1bd"/>
    </style:style>
    <style:style style:name="T430" style:family="text">
      <style:text-properties officeooo:rsid="030fc4e1"/>
    </style:style>
    <style:style style:name="T431" style:family="text">
      <style:text-properties officeooo:rsid="03114416"/>
    </style:style>
    <style:style style:name="T432" style:family="text">
      <style:text-properties officeooo:rsid="03144edb"/>
    </style:style>
    <style:style style:name="T433" style:family="text">
      <style:text-properties officeooo:rsid="0316da61"/>
    </style:style>
    <style:style style:name="T434" style:family="text">
      <style:text-properties officeooo:rsid="0318d3dd"/>
    </style:style>
    <style:style style:name="T435" style:family="text">
      <style:text-properties officeooo:rsid="031941fe"/>
    </style:style>
    <style:style style:name="T436" style:family="text">
      <style:text-properties officeooo:rsid="031b2a12"/>
    </style:style>
    <style:style style:name="T437" style:family="text">
      <style:text-properties officeooo:rsid="031d7f23"/>
    </style:style>
    <style:style style:name="T438" style:family="text">
      <style:text-properties officeooo:rsid="031ebc54"/>
    </style:style>
    <style:style style:name="T439" style:family="text">
      <style:text-properties officeooo:rsid="03219fd0"/>
    </style:style>
    <style:style style:name="T440" style:family="text">
      <style:text-properties officeooo:rsid="0321af33"/>
    </style:style>
    <style:style style:name="T441" style:family="text">
      <style:text-properties officeooo:rsid="0326f9f0"/>
    </style:style>
    <style:style style:name="T442" style:family="text">
      <style:text-properties officeooo:rsid="032a54cb"/>
    </style:style>
    <style:style style:name="T443" style:family="text">
      <style:text-properties officeooo:rsid="032b1602"/>
    </style:style>
    <style:style style:name="T444" style:family="text">
      <style:text-properties officeooo:rsid="032ea7f2"/>
    </style:style>
    <style:style style:name="T445" style:family="text">
      <style:text-properties officeooo:rsid="032f2014"/>
    </style:style>
    <style:style style:name="T446" style:family="text">
      <style:text-properties officeooo:rsid="032ff7f6"/>
    </style:style>
    <style:style style:name="T447" style:family="text">
      <style:text-properties officeooo:rsid="0330ceaa"/>
    </style:style>
    <style:style style:name="T448" style:family="text">
      <style:text-properties officeooo:rsid="0331b879"/>
    </style:style>
    <style:style style:name="T449" style:family="text">
      <style:text-properties officeooo:rsid="03341457"/>
    </style:style>
    <style:style style:name="T450" style:family="text">
      <style:text-properties officeooo:rsid="03343183"/>
    </style:style>
    <style:style style:name="T451" style:family="text">
      <style:text-properties officeooo:rsid="033619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2">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He could feel it drawing on him bit by bit. But, <text:span text:style-name="T280">frustratingly</text:span>, he could not seem to reach it.</text:p>
      <text:p text:style-name="P315"><text:soft-page-break/></text:p>
      <text:p text:style-name="P315">Dull anger began to rise within him. At this point all thoughts of the others had gone from his mind. He 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4">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4">For he too was stubborn, and now conscious of the effect, would not relent. </text:p>
      <text:p text:style-name="P318"/>
      <text:p text:style-name="P324">“Thella! Where are you?” he called. The sudden loss hit him again.</text:p>
      <text:p text:style-name="P318"/>
      <text:p text:style-name="P325">“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0"><text:soft-page-break/>The loss was palpable feeling at this point. Even his magic seemed to be affected!</text:p>
      <text:p text:style-name="P313"/>
      <text:p text:style-name="P326">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6">He chuckled now. “Do you want to eat this fire of mine? Are you so sure you can?”</text:p>
      <text:p text:style-name="P314"/>
      <text:p text:style-name="P326">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And now Quentin's victory slipped from his face. The fire which had burnt inside him and flared upon <text:soft-page-break/>provocation had burnt at the emptiness and had been found lacking. <text:span text:style-name="T283">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5">The book slipped from his hands.</text:p>
      <text:p text:style-name="P322"/>
      <text:p text:style-name="P322">And at that point, his body began to fall.</text:p>
      <text:p text:style-name="P322"><text:s/></text:p>
      <text:p text:style-name="P314"><text:s/></text:p>
      <text:p text:style-name="P314"/>
      <text:p text:style-name="P327">Thella entered the mist, but it hadn't been more than a few moments <text:span text:style-name="T311">before</text:span> she hesitated. She could no longer hear Quentin's footsteps behind her. </text:p>
      <text:p text:style-name="P327"/>
      <text:p text:style-name="P327">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7"/>
      <text:p text:style-name="P327">“Uncle?” She called out.</text:p>
      <text:p text:style-name="P327"/>
      <text:p text:style-name="P327">Her vision blurred. She lost feeling in her fingers. Pins ran the length of her legs, threatening to fall away as well. She found it hard to breathe. Why had she entered this place, when she had known the danger?</text:p>
      <text:p text:style-name="P327"/>
      <text:p text:style-name="P327">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7"><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8"><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text:soft-page-break/></text:p>
      <text:p text:style-name="P120">These memories surged forward, and with each one came additional tears. She didn't know she had so little time. She would have been better. Done more. Been nicer. </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9"><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0"><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0"><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text:soft-page-break/>giving it an <text:span text:style-name="T292">impermanent</text:span> feel. It was unnatural.</text:p>
      <text:p text:style-name="P123"/>
      <text:p text:style-name="P331"><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2"><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3"><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4"><text:span text:style-name="T102">He had used the damaged hand. With it outstretched, he could see the white substance where his bone should have been. He stood and stared at it with </text:span><text:span text:style-name="T120">curiosity.</text:span></text:p>
      <text:p text:style-name="P127"/>
      <text:p text:style-name="P334"><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5"><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6"><text:span text:style-name="T122">He stepped into the void. </text:span><text:span text:style-name="T121"><text:s/></text:span><text:span text:style-name="T102"><text:s/></text:span></text:p>
      <text:p text:style-name="P132"/>
      <text:p text:style-name="P132"/>
      <text:p text:style-name="P123"/>
      <text:p text:style-name="P123"><text:soft-page-break/></text:p>
      <text:p text:style-name="P123"/>
      <text:p text:style-name="P123"><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0">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text:span text:style-name="T379">of </text:span>a physical body was foreign. He could tell he existed, but that was the extent of it. <text:span text:style-name="T293">It was just him and the void.</text:span></text:p>
      <text:p text:style-name="P138"/>
      <text:p text:style-name="P139"><text:soft-page-break/>The previous self assurance was draining from him quickly. </text:p>
      <text:p text:style-name="P139"/>
      <text:p text:style-name="P139">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text:soft-page-break/></text:p>
      <text:p text:style-name="P337">Now that did feel real. </text:p>
      <text:p text:style-name="P337"/>
      <text:p text:style-name="P337">He could hear the girl asking him if he was ok. And then yelling something to her uncle. He could see the old man now, and every wrinkle in his body, the gray hair, traveling cloak, and the book he held by his side. He could recall everything. </text:p>
      <text:p text:style-name="P337"/>
      <text:p text:style-name="P337">What did that mean?</text:p>
      <text:p text:style-name="P337"/>
      <text:p text:style-name="P337">But the answer came to him all too quickly, immediately after the other, unbidden. </text:p>
      <text:p text:style-name="P337"/>
      <text:p text:style-name="P337">He was looking at himself. </text:p>
      <text:p text:style-name="P337"/>
      <text:p text:style-name="P337">He saw it all too clearly. </text:p>
      <text:p text:style-name="P337"/>
      <text:p text:style-name="P337">Tzuras had heaped the bodies into a pile, at his own suggestion. But there was one on the top. He had to stop. The world was not making sense. There it was. It was him. He was lying on the pile. Completely dead. </text:p>
      <text:p text:style-name="P337"/>
      <text:p text:style-name="P337">It was impossible. It had to be a trick. There was obviously no way that could happen. It was obviously just the island fooling him, tricking him. It was evil this island, and it could deceive. </text:p>
      <text:p text:style-name="P337"/>
      <text:p text:style-name="P337">But the face was quite clear. And just as he could instinctually identify the blurred faces in his memory, <text:s/></text:p>
      <text:p text:style-name="P337">He knew without a shadow of a doubt that <text:span text:style-name="T298">t</text:span>his one was his. </text:p>
      <text:p text:style-name="P337"/>
      <text:p text:style-name="P337">He threw another body atop of his. </text:p>
      <text:p text:style-name="P337"/>
      <text:p text:style-name="P337">But there was no hiding the truth from himself. </text:p>
      <text:p text:style-name="P337"/>
      <text:p text:style-name="P337">What did that mean? What did that make him? </text:p>
      <text:p text:style-name="P337"/>
      <text:p text:style-name="P337">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7"/>
      <text:p text:style-name="P337">He simply remembered setting out to the island and the next waking up on the shore. </text:p>
      <text:p text:style-name="P337"/>
      <text:p text:style-name="P337">His mind shuddered. He was not himself. He was not even human. What was he? Who was he? </text:p>
      <text:p text:style-name="P337"/>
      <text:p text:style-name="P337">And did such questions even make sense in this context? Now, in this world which he had plunged himself into, which solely consisted of himself and nothingness?</text:p>
      <text:p text:style-name="P337"/>
      <text:p text:style-name="P338">The memories which he had gathered around himself seemed cheap and out of focus. He let them slip one by one into the nothingness.</text:p>
      <text:p text:style-name="P337"/>
      <text:p text:style-name="P337">Did it even make sense to think of the two as separate? If he was not Odilon, and just some <text:span text:style-name="T297">facsimile</text:span>, was it not true that there was nothing to him as well? No body, no memories of his own, no hope of escape. </text:p>
      <text:p text:style-name="P337"><text:soft-page-break/></text:p>
      <text:p text:style-name="P337">It was not him and the void, it was only one concept, it always had been. Odilon was dead. He was nothing. </text:p>
      <text:p text:style-name="P337"/>
      <text:p text:style-name="P337"/>
      <text:p text:style-name="P337"/>
      <text:p text:style-name="P339">Quentin came back to consciousness dangling from an infinitely long silver thread. Below him was nothing in every direction. Above him drew the blazing white line which fastened somewhere imperceptibly onto his body. </text:p>
      <text:p text:style-name="P339"/>
      <text:p text:style-name="P339">And he was in the middle, strung between the two, arrested form the void by but this thin line. He was weary. The magic was gone from him. The flame and indignation that had carried him so far had failed him. Even desperation was gone. </text:p>
      <text:p text:style-name="P339"/>
      <text:p text:style-name="P339">But he was alive for the moment, if in a precarious position. His body felt incredibly fatigued, as if every part of it had been put through the most horrible abuse imaginable.</text:p>
      <text:p text:style-name="P339"/>
      <text:p text:style-name="P340">He groaned weakly, and found himself spinning slowly on the line above him. </text:p>
      <text:p text:style-name="P340"/>
      <text:p text:style-name="P341">Now, at the culmination of this horrible journey, he truly had to admit that he was not only out of his depth, but that his own actions had lead them here. </text:p>
      <text:p text:style-name="P341"/>
      <text:p text:style-name="P341">“Thella!” He cried out into the mist. The crushing depression slammed into him again, leaving him breathless. But more than the eviscerating nothingness which now tore at him, he had to come clean.</text:p>
      <text:p text:style-name="P341"/>
      <text:p text:style-name="P341">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1"/>
      <text:p text:style-name="P341">“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1"/>
      <text:p text:style-name="P342">So he got his one last <text:span text:style-name="T301">cry out, and then the backlash hit him. </text:span></text:p>
      <text:p text:style-name="P342"/>
      <text:p text:style-name="P343">Before it was <text:span text:style-name="T337">insidious</text:span> draining sensation, like an extremely ac<text:span text:style-name="T302">ute</text:span> lethargy. Now, however, he was truly in its domain of mist and nothingness. </text:p>
      <text:p text:style-name="P343"/>
      <text:p text:style-name="P344">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4"/>
      <text:p text:style-name="P356">Perhaps now he felt what Thella had felt all this time, an inability to sense, only being able to sit in horror, watching it all drift away. </text:p>
      <text:p text:style-name="P344"/>
      <text:p text:style-name="P345">A great pressure enveloped him, and every second he felt the warmth and <text:span text:style-name="T338">essence</text:span> drain from his body. He could feel it crushing him slowly, like a massive hand from the void below. Before it has been <text:soft-page-break/>happy to take a passive stance. Now it was actively attacking him, tearing life from him, <text:span text:style-name="T304">memories being dragged away into the darkness below.</text:span></text:p>
      <text:p text:style-name="P346">He felt the good times with Thella begin to leave him, and he struggled to bring them back, an arm thrust out into the void, but it was far too late for that, and his strength failed him. His arm went limp, and he spun back and forth on his line. </text:p>
      <text:p text:style-name="P346"/>
      <text:p text:style-name="P347">The times much before that, when he was studying in the university soon left him. They were long gone and the fervor with which he had attacked his studies was <text:span text:style-name="T339">now</text:span> foreign to him. </text:p>
      <text:p text:style-name="P347"/>
      <text:p text:style-name="P347">Next it was his time as a map maker. Had he nursed some hatred for his failure as an academician? If so, he tried to bury it in his work. The memories, though, the good and the bad, left him. </text:p>
      <text:p text:style-name="P347"/>
      <text:p text:style-name="P348">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8"/>
      <text:p text:style-name="P357">It was a portentous day, one that would run through his head many, many times. </text:p>
      <text:p text:style-name="P348"/>
      <text:p text:style-name="P357">His brother had been despondent. Akela had been more and more distant, conversing with the scattered <text:span text:style-name="T340">brethren</text:span> who still lived in the city. Word arose that they were preparing some sort of pilgrimage to commemorate The Fall.</text:p>
      <text:p text:style-name="P348"/>
      <text:p text:style-name="P357">Then, a particularly strong breeze blew, and Quentin knew that someone had arrived behind him. </text:p>
      <text:p text:style-name="P348"/>
      <text:p text:style-name="P358">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9"/>
      <text:p text:style-name="P358">“Folmar? Its a fine night. The harvest is coming to an end and it should be festival time. You should take Thella and Akela to see the parade.”</text:p>
      <text:p text:style-name="P349"/>
      <text:p text:style-name="P359">A troubled smile broke on the younger man's lips. </text:p>
      <text:p text:style-name="P349"/>
      <text:p text:style-name="P359">“I'm afraid I won't be able to do that. See, something has come up.” <text:s/></text:p>
      <text:p text:style-name="P343"/>
      <text:p text:style-name="P350">Quentin turned, the other man <text:span text:style-name="T330">silhouetted</text:span> by candle light from behind him. Quentin could not make him out completely.</text:p>
      <text:p text:style-name="P350"/>
      <text:p text:style-name="P350">And now the dialog <text:span text:style-name="T330">likely</text:span> departed from what was truly said. The conversation turned into a monologue and Quentin stared at his brother, unable to speak.</text:p>
      <text:p text:style-name="P350"/>
      <text:p text:style-name="P350">“I feel Akela's pain every day. Being together with her is but a slight reprieve. They are talking of a great journey out into the desert, to see what has become of things. And to give respects to Ishira in Ankhsomar.”</text:p>
      <text:p text:style-name="P350"/>
      <text:p text:style-name="P350">Quentin felt himself spiraling around. The floor had come undone and was drifting away from both of <text:soft-page-break/>them. The candlelight stayed behind his brother as he continued. </text:p>
      <text:p text:style-name="P350"/>
      <text:p text:style-name="P350">“There is no other way in my mind that this can be done. I am going with her… But Thella cannot go with us.”</text:p>
      <text:p text:style-name="P350"/>
      <text:p text:style-name="P350">And had he been carrying the child all this time? For it was in his hands now.</text:p>
      <text:p text:style-name="P350"/>
      <text:p text:style-name="P350">Quentin stared dumbly and with lack of comprehension at the small baby being thrust into his arms. </text:p>
      <text:p text:style-name="P350"/>
      <text:p text:style-name="P350">“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50"/>
      <text:p text:style-name="P351">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1"/>
      <text:p text:style-name="P351">“Don't do this!” he had said. “I'm not prone to these things, but I have a terrible feeling about this. Do not leave Folmar!”</text:p>
      <text:p text:style-name="P351"/>
      <text:p text:style-name="P351">“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1"/>
      <text:p text:style-name="P351">“<text:span text:style-name="T306">How...</text:span>” <text:span text:style-name="T306">Quentin stared, meaning to say “… how could we let this?”, but instead it came out “how could you do this to me?”</text:span></text:p>
      <text:p text:style-name="P351"/>
      <text:p text:style-name="P352">And he saw the sadness and hurt in his brothers eyes even as the words left his mouth. And he knew it was wrong, and he hated himself now, looking back from the safety of tens of years, but yet he said them all the same, as he had done that night. </text:p>
      <text:p text:style-name="P352"/>
      <text:p text:style-name="P353">His brother had not replied in words. He had simply raised his head upwards towards the moon, and slipped into the night. </text:p>
      <text:p text:style-name="P353"/>
      <text:p text:style-name="P354">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4"/>
      <text:p text:style-name="P355">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5"/>
      <text:p text:style-name="P355">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text:span><text:soft-page-break/><text:span text:style-name="T102">forget. And with that memory, though, the last of Quentin's memories left his body, and he became nothing. <text:s/></text:span></text:p>
      <text:p text:style-name="P337"/>
      <text:p text:style-name="P362">Thella saw herself. She was lying amid the mist on some <text:span text:style-name="T321">invisible</text:span> ground. She could neither rise nor move in any way. </text:p>
      <text:p text:style-name="P337"/>
      <text:p text:style-name="P362">There were figures around her. She was still lying but now she was being carried. There was a woman who held her and ran her fingers through her hair. </text:p>
      <text:p text:style-name="P362"/>
      <text:p text:style-name="P362">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2"/>
      <text:p text:style-name="P363">Words could be heard from beyond the barrier of years. Her mother bent and whispered something to Thella's ear.</text:p>
      <text:p text:style-name="P363"/>
      <text:p text:style-name="P363">Although she heard, she could not comprehend the words. They were in a language she did not understand. She felt like she knew the feel to them though. They were flowing and curved words, silver words which blazed bright even in the darkest of nights.</text:p>
      <text:p text:style-name="P362"/>
      <text:p text:style-name="P364">Her mother had put her down now though and she was talking to another figure, which Thella instinctually recognized as her father. Two myths alive in one memory. </text:p>
      <text:p text:style-name="P364"/>
      <text:p text:style-name="P364">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4"/>
      <text:p text:style-name="P364">And Thella then understood what day and memory this was. </text:p>
      <text:p text:style-name="P364"/>
      <text:p text:style-name="P364">Her parents were standing over her.</text:p>
      <text:p text:style-name="P364"/>
      <text:p text:style-name="P364">“We have to go now little Thella.” </text:p>
      <text:p text:style-name="P364"/>
      <text:p text:style-name="P365">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5"/>
      <text:p text:style-name="P365">“You will be safe with my brother.”</text:p>
      <text:p text:style-name="P365"/>
      <text:p text:style-name="P365">And they slipped off into the mist. </text:p>
      <text:p text:style-name="P366"/>
      <text:p text:style-name="P367">She lay there alone. The pain she felt in her heart, was the only feeling let at this point. Her limbs lay still and lifeless. </text:p>
      <text:p text:style-name="P367"/>
      <text:p text:style-name="P367">And yet another took their place, this time an old man. Quentin held her for a long while. </text:p>
      <text:p text:style-name="P367"/>
      <text:p text:style-name="P367">Yet he too gazed far off at something in the distance. </text:p>
      <text:p text:style-name="P367"><text:soft-page-break/></text:p>
      <text:p text:style-name="P367">“I have to go now Thella. I'm leaving you alone.” He said to her. She looked into his face, and saw nothing there. It was blank. “I'm leaving you.” </text:p>
      <text:p text:style-name="P367"/>
      <text:p text:style-name="P367">And she was alone. The crushing pain she left now could not be described. He had left her. The only one who had been there for her all this time. Even after he had lost his house. Even after the other <text:span text:style-name="T326">t</text:span>ownsfolk had shunned them. Even after his title as elf friend was challenged. Even after she had become sick. He had stayed by her side. And even into the mists he had went with her. But now he was gone. </text:p>
      <text:p text:style-name="P367"/>
      <text:p text:style-name="P367">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7"/>
      <text:p text:style-name="P367">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60"/>
      <text:p text:style-name="P360">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60"/>
      <text:p text:style-name="P360">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60"/>
      <text:p text:style-name="P361">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2"/>
      <text:p text:style-name="P370"><text:span text:style-name="T320">After a long time of thought,</text:span> a clarity over took the masked girl. </text:p>
      <text:p text:style-name="P370"/>
      <text:p text:style-name="P370">How did she know she was falling? </text:p>
      <text:p text:style-name="P370"/>
      <text:p text:style-name="P373">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70"/>
      <text:p text:style-name="P371">How did she know she was falling? </text:p>
      <text:p text:style-name="P368"/>
      <text:p text:style-name="P370">Looking down it certainly seemed like she fell, but she had previously established that without landmark nor feature, the concept of sight <text:span text:style-name="T320">was not defined</text:span>. So she closed her eyes. </text:p>
      <text:p text:style-name="P370"/>
      <text:p text:style-name="P370">How did she know she was falling? </text:p>
      <text:p text:style-name="P370"/>
      <text:p text:style-name="P370"><text:soft-page-break/>She could hear the rush of the wind in her ear. But with neither change of pace nor acceleration of any kind, it was perfectly uniform. It was a white noise which faded into nothingness. She heard it no longer.</text:p>
      <text:p text:style-name="P370"/>
      <text:p text:style-name="P373">How did she know she was falling? </text:p>
      <text:p text:style-name="P371"/>
      <text:p text:style-name="P375">She did not know.</text:p>
      <text:p text:style-name="P375"/>
      <text:p text:style-name="P375">And thus, could it not be that in fact she was not falling after all? Perhaps she was merely stationary.</text:p>
      <text:p text:style-name="P375"/>
      <text:p text:style-name="P375">Nothing changed, but she now knew without opening her eyes, nor sensing her surroundings in any way that she had in fact either stopped falling, or the very concept of falling was now meaningless. The distinction did not matter in this place. </text:p>
      <text:p text:style-name="P374"/>
      <text:p text:style-name="P376">So what did matter?</text:p>
      <text:p text:style-name="P376"/>
      <text:p text:style-name="P377">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7"/>
      <text:p text:style-name="P377"><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7"/>
      <text:p text:style-name="P383">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8"/>
      <text:p text:style-name="P384">The small group of elves looked down at the expanse and understood their fate. </text:p>
      <text:p text:style-name="P379"/>
      <text:p text:style-name="P384">Sebisi and her mother looked to the moon and decided on a course of action. They motioned for the group to sit on the sand.</text:p>
      <text:p text:style-name="P379"/>
      <text:p text:style-name="P380">Her mother uttered the words she had said to Thella, and the group collectively removed the barrier separating them from the world, and ceased to exist. </text:p>
      <text:p text:style-name="P371"/>
      <text:p text:style-name="P380">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80"/>
      <text:p text:style-name="P369">Perhaps then, there was no mask after all? Perhaps it was simply her which existed and the mask simply an aspect of that existence. In that case, similar actions to her mother should lead to interestingly dissimilar conclusions.</text:p>
      <text:p text:style-name="P381"/>
      <text:p text:style-name="P385"><text:soft-page-break/>She tentatively felt the barrier keeping her from the mist surrounding her, a force she had never felt nor located before which resided somehow deep inside her and yet was until now, unreachable. The attritive forces of the void surrounded her, lapping hungrily. There was a moment of hesitation as she felt the otherness seep its way closer. Yet all concern and fear had left her. Through the mask she could both exist and not exist. </text:p>
      <text:p text:style-name="P382"/>
      <text:p text:style-name="P387">To step through the barrier required both intense concentration and lack of thought. Her mother had explained, all at once, the mind must be devoid of thoughts, and remain so. Not a single one could be generated, or else the whole thing was doomed. </text:p>
      <text:p text:style-name="P387"/>
      <text:p text:style-name="P387">Before, Quentin and Tsuras had talked of feeling and emotion when finding the camp. However, this was the direct opposite. Where they had felt, she must un-feel. She must let not only her thoughts <text:span text:style-name="T336">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2"/>
      <text:p text:style-name="P385">She relented and her body dissipated. Yet the mask remained. <text:s text:c="4"/></text:p>
      <text:p text:style-name="P360"/>
      <text:p text:style-name="P360"/>
      <text:p text:style-name="P360"/>
      <text:p text:style-name="P360"/>
      <text:p text:style-name="P386">Thella awoke lying on the ground. The mask was nowhere to be seen. The mist still lay around her in <text:span text:style-name="T327">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6"/>
      <text:p text:style-name="P387">She looked out into the mist. She knew that somewhere in this place were her companions and that she should find them. They likely had been effected by <text:span text:style-name="T333">this</text:span> place same as she, but were unlikely to have <text:span text:style-name="T328">fared</text:span> as well. <text:span text:style-name="T328">First she would find Tzuras. He would be near the entrance and likely unconscious. She pictured him in her minds eye. </text:span></text:p>
      <text:p text:style-name="P387"/>
      <text:p text:style-name="P388">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8"/>
      <text:p text:style-name="P388">His ingredient bag on the other hand was both key to him and had been share<text:span text:style-name="T334">d</text:span> with her. She remembered its shape, the wood drawers, the leather bands which held it to ones back. She imagined how it would lay with Tzuras on the ground. She saw it. </text:p>
      <text:p text:style-name="P388"/>
      <text:p text:style-name="P388">And now that she knew, she simply reached down <text:s/>and out towards the ground…</text:p>
      <text:p text:style-name="P388"/>
      <text:p text:style-name="P388">And there it was. She felt the leather straps in her hand. This place was not as large as it appeared. </text:p>
      <text:p text:style-name="P387"/>
      <text:p text:style-name="P388">And attached to the bag would be…</text:p>
      <text:p text:style-name="P388"/>
      <text:p text:style-name="P388">Tzuras. There he was, before her. </text:p>
      <text:p text:style-name="P388"/>
      <text:p text:style-name="P388"><text:soft-page-break/>She <text:span text:style-name="T329">looked over the elf. He was deadly pale, and his breath drew thin and exhausted and slow. Just looking at him she could see that he had fallen victim to the power of this place. <text:s/></text:span></text:p>
      <text:p text:style-name="P388"/>
      <text:p text:style-name="P389">She did not know much medicine. He was the one for that. She did not know any magic either, not that it would have been helpful in this place. So she did the only other thing which made sense and attempted to wake him. </text:p>
      <text:p text:style-name="P389"/>
      <text:p text:style-name="P390">He stirred in his unconsciousness. </text:p>
      <text:p text:style-name="P390"/>
      <text:p text:style-name="P391">She got glimpses of fire and burning. Dark shadows and crazed fearful screams ripping through blood soaked nights. The assault of emotions shuddered the void which she had so carefully formed within her. However, for now it held.</text:p>
      <text:p text:style-name="P391"/>
      <text:p text:style-name="P400">She grabbed him by the face and slapped him forcibly.</text:p>
      <text:p text:style-name="P392"/>
      <text:p text:style-name="P401">His eyes rolled in his head and he struggled violently against her grasp. She held fast through. Her arms maintained surprising strength, almost vice-<text:span text:style-name="T335">l</text:span>ike despite his thrashing. </text:p>
      <text:p text:style-name="P393"/>
      <text:p text:style-name="P393"><text:span text:style-name="T331">“Those are the dreams of the already dead. Don't count yourself among them yet. Ishira still lives if you act in her name.” She said, accompanying it with another purposeful slap to the face. The words were clearly not her own. <text:s text:c="2"/></text:span><text:s text:c="3"/></text:p>
      <text:p text:style-name="P393"/>
      <text:p text:style-name="P394">He drew a solid gasping breath as life returning slightly to the elf. Before he had looked dead, now he just looked close to it. </text:p>
      <text:p text:style-name="P394"/>
      <text:p text:style-name="P394">“I-is that you Thella? W-where are we?” He chattered. </text:p>
      <text:p text:style-name="P394"/>
      <text:p text:style-name="P395">“<text:span text:style-name="T332">We're still in the opening. We have to find the others. And soon. Night has fallen outside I think.</text:span></text:p>
      <text:p text:style-name="P395"/>
      <text:p text:style-name="P402">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6"/>
      <text:p text:style-name="P403">Half conscious he rose to his feet with her help. </text:p>
      <text:p text:style-name="P396"/>
      <text:p text:style-name="P403">She bent to help him with his pack.</text:p>
      <text:p text:style-name="P396"/>
      <text:p text:style-name="P403">“No. Leave it. I don't have the strength.”</text:p>
      <text:p text:style-name="P396"/>
      <text:p text:style-name="P403">The void shuddered with<text:span text:style-name="T335">in</text:span> Thella, <text:span text:style-name="T335">threatening the balance</text:span>. “But your items. You must have spent years collecting all those things...”</text:p>
      <text:p text:style-name="P396"/>
      <text:p text:style-name="P404">But he pushed the strap aside, letting it fall to the ground. </text:p>
      <text:p text:style-name="P397"/>
      <text:p text:style-name="P405">He merely shook his head. “No. I can always find them again...”</text:p>
      <text:p text:style-name="P397"/>
      <text:p text:style-name="P405">She let it fall. The contents scattered on the ground. And she then understood. Perhaps it would help to have the others let go of their ties as well. </text:p>
      <text:p text:style-name="P397"/>
      <text:p text:style-name="P406"><text:soft-page-break/>“Yes. Do you know what happened to Odilon?”</text:p>
      <text:p text:style-name="P398"/>
      <text:p text:style-name="P407">But he shook his head tiredly and staggered before regaining his footing. “I lost him as soon as we entered.”</text:p>
      <text:p text:style-name="P399"/>
      <text:p text:style-name="P407">“Then we must find my uncle first.”</text:p>
      <text:p text:style-name="P399"/>
      <text:p text:style-name="P408">She lead him forwards. </text:p>
      <text:p text:style-name="P409"/>
      <text:p text:style-name="P410">She did not know enough about Odilon. She had thought the soldier would have been Tzuras since they had entered together. Now she had only a very vague idea of where he might be. A vague idea and some deep concerned feeling of conflict to come. </text:p>
      <text:p text:style-name="P410"/>
      <text:p text:style-name="P410">It would, with this additional information, make more sense to find her uncle. She stopped for a moment and thought about hwo she would accomplish that. </text:p>
      <text:p text:style-name="P410"/>
      <text:p text:style-name="P410">“Did you see <text:span text:style-name="T345">Quentin</text:span> enter this place?”</text:p>
      <text:p text:style-name="P305"/>
      <text:p text:style-name="P410">But Tzuras shook his head. “Normally I would attempt a dowsing, but this place seems to dislike magic.”</text:p>
      <text:p text:style-name="P410"/>
      <text:p text:style-name="P410">“<text:span text:style-name="T341">No, that would be inadvisable. It would lead us in circles for sure.</text:span>” <text:span text:style-name="T341">Thella said. “We must find our own way.”</text:span></text:p>
      <text:p text:style-name="P410"/>
      <text:p text:style-name="P411">The words awoke some memories in Tzuras and a small bit of the haze and exhaustion left him, and he stared at the child in front of him.</text:p>
      <text:p text:style-name="P411"/>
      <text:p text:style-name="P411">“<text:span text:style-name="T342">Thella. What exactly is going on here?</text:span>”</text:p>
      <text:p text:style-name="P411"/>
      <text:p text:style-name="P412">But she merely grabbed his arm and lead him forward. “Don't worry about it too much. Think of this as a brief echo. Our kind can never truly fade. You'll see to that. Or perhaps someone like you.”</text:p>
      <text:p text:style-name="P412"/>
      <text:p text:style-name="P412">He had no words to this response. <text:span text:style-name="T343">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3">occurring.</text:span> </text:p>
      <text:p text:style-name="P412"/>
      <text:p text:style-name="P413">But after a moment she came to a stop.</text:p>
      <text:p text:style-name="P413"/>
      <text:p text:style-name="P413">“I do not know how to find <text:span text:style-name="T346">Quentin</text:span>.” She admitted. She turned to Tzuras. “Do you have any ideas?”</text:p>
      <text:p text:style-name="P413"/>
      <text:p text:style-name="P413">He paused for a moment. Her eyes were blazing silver, with such ferocity that he was taken aback.</text:p>
      <text:p text:style-name="P413"/>
      <text:p text:style-name="P413">“He was a driven man. He cared very much about you. Perhaps he will find us.” he offered.</text:p>
      <text:p text:style-name="P413"/>
      <text:p text:style-name="P413">She considered this for a long while. </text:p>
      <text:p text:style-name="P413"/>
      <text:p text:style-name="P413">“I do not think that is likely to be the case. While I would agree with you normally, this place is a deadening of the spirit. Many things can be said about my uncle. He is a man quick to anger. However, <text:soft-page-break/>that will not help him here, a<text:span text:style-name="T347">n</text:span>d neither will his magical abilities. In fact quite the opposite. So once those two aspects are stripped away, what is left?”</text:p>
      <text:p text:style-name="P413"/>
      <text:p text:style-name="P413">Tzuras thought slowly. “There is a current of sadness beneath his anger. Perhaps he would be wandering?”</text:p>
      <text:p text:style-name="P413"/>
      <text:p text:style-name="P413">“Hmm. Perhaps you are right. But if that is the case, he will not wander <text:span text:style-name="T348">at all. </text:span>If he had fallen into sadness, he will stand still, dead to the world but still alive. And if we were not with him, he would stand there until the spirit passed from his body <text:span text:style-name="T349">and be left a lifeless thing.</text:span>”</text:p>
      <text:p text:style-name="P410"><text:s/></text:p>
      <text:p text:style-name="P413">The words were given with a simple matter-of-factness. Previously this itself would have caught Tzuras off guard but now he was attempting to right his ship. He had no idea of the storm, but he knew he must only head the bow into the waves. </text:p>
      <text:p text:style-name="P413"/>
      <text:p text:style-name="P413"><text:s text:c="2"/>“So he is still. You seemed to find me with no problem. Simply do whatever you did then.” He suggested.</text:p>
      <text:p text:style-name="P305"/>
      <text:p text:style-name="P414">Thella nodded. “Yes, the form of this place allows for everything to be both near and inaccessible. Perhaps his book? <text:span text:style-name="T344">Yes, I can see it. Leather bound. Metal on the corners. Well worn. He did always like that book. Perhaps more than he should have. There was always more to learn in it, but as he studied he avoided the things he could have learned outside it…”</text:span></text:p>
      <text:p text:style-name="P414"/>
      <text:p text:style-name="P416"><text:s/>Thella stooped, and ran her hand sifting through the endless fog. </text:p>
      <text:p text:style-name="P414"/>
      <text:p text:style-name="P414">“<text:span text:style-name="T344">Yes. I can see it now. Its gone cold...</text:span>”</text:p>
      <text:p text:style-name="P414"/>
      <text:p text:style-name="P416">And there it was. Her small hand touched the metaled edge of the large tome. She ran her hands around <text:span text:style-name="T363">the </text:span>ornate <text:span text:style-name="T363">symbols</text:span> which adorned its outside. But a frown ran across her face. </text:p>
      <text:p text:style-name="P416"/>
      <text:p text:style-name="P416">“But where is Quentin?” <text:span text:style-name="T350">She asked herself. </text:span></text:p>
      <text:p text:style-name="P416"/>
      <text:p text:style-name="P417">Tzuras stood by, not sure of what to make of the situation. “He seems to be somewhere else. He is book is not with him I suppose.”</text:p>
      <text:p text:style-name="P417"/>
      <text:p text:style-name="P417">Thella looked back at Tzuras with just the thinnest bit of smile. “You are correct. He is finally separate from it. So we must find him in another manner.”</text:p>
      <text:p text:style-name="P413"/>
      <text:p text:style-name="P418">Tzuras <text:span text:style-name="T351">thought</text:span> for a moment. </text:p>
      <text:p text:style-name="P418"/>
      <text:p text:style-name="P418">“<text:span text:style-name="T353">Ah, he did surprise me with one thing. His arms and back are tattooed with elven script.</text:span>”</text:p>
      <text:p text:style-name="P418"/>
      <text:p text:style-name="P419">Thella stopped and stared at him. Something shook within her, not out of anger, but out of surprise. The confidence wavered. The silver eyes dimmed. She held a hand to her head. </text:p>
      <text:p text:style-name="P419"/>
      <text:p text:style-name="P419">“I-Is that the case?” She regained her footing. </text:p>
      <text:p text:style-name="P419"/>
      <text:p text:style-name="P419">“That…<text:span text:style-name="T354"> Thats is quite useful. Perhaps the old man is not as cynical as he appears. Perhaps there is some selflessness in him after all.</text:span>” <text:span text:style-name="T354">She pondered the new information.</text:span></text:p>
      <text:p text:style-name="P419"/>
      <text:p text:style-name="P419"><text:soft-page-break/>“<text:span text:style-name="T354">You would know would you not? He cares deeply for you. Enough to follow you into this place at a run. He paid no heed to the danger.</text:span>”</text:p>
      <text:p text:style-name="P419"/>
      <text:p text:style-name="P420">Thella shook her head. “No. Of course. Yes, I know.” The words were unconvincing.</text:p>
      <text:p text:style-name="P420"/>
      <text:p text:style-name="P420">“But if that is the case… He must have taken an oath. Oh Ishira. How I wished for more of your guidance. <text:span text:style-name="T355">Perhaps there was a way for us to have taken that course. Perhaps we didn't see it in our anguish...” Thella considered the surroundings. </text:span></text:p>
      <text:p text:style-name="P420"/>
      <text:p text:style-name="P420">“<text:span text:style-name="T356">Then for this we need the moon.</text:span>”</text:p>
      <text:p text:style-name="P419"/>
      <text:p text:style-name="P421">Tzuras laughed. And Thella turned to look at him again.</text:p>
      <text:p text:style-name="P421"/>
      <text:p text:style-name="P421">“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1"/>
      <text:p text:style-name="P421">But Thella would not be daunted.</text:p>
      <text:p text:style-name="P421"/>
      <text:p text:style-name="P421">“I said our kind can never truly fade. And that extends to the moon as well. Is it a corpse you see in the sky?” She turned to him.</text:p>
      <text:p text:style-name="P421"/>
      <text:p text:style-name="P421">“What does it appear to you?”</text:p>
      <text:p text:style-name="P421"/>
      <text:p text:style-name="P421">He shook his head in anger. “Less than a corpse. It hangs day after day. Night after night. Simply there. If there were any justice in the world it should have been gone. How can one forget such a fall when there is a constant reminder of it <text:span text:style-name="T357">hanging</text:span> in the sky? What a cruel fate! How it has taunted me!”</text:p>
      <text:p text:style-name="P421"/>
      <text:p text:style-name="P421">“<text:span text:style-name="T357">Then let it taunt you no longer.</text:span>” <text:span text:style-name="T357">She replied. “For it exists still, in whatever form you imagine. Here in this place, it is whatever you see. Whatever purpose you ascribe it, it can be, for this brief while.”</text:span></text:p>
      <text:p text:style-name="P421"/>
      <text:p text:style-name="P422">Tzuras shook his head. </text:p>
      <text:p text:style-name="P422"/>
      <text:p text:style-name="P422">“Ah, can you not see it majesty peaking timidly amidst the sky? It is obscured by clouds for the moment, but it is simply waiting for clear moment to present itself.” Thella stated. </text:p>
      <text:p text:style-name="P422"/>
      <text:p text:style-name="P422">Tzuras looked overhead. He did not believe. He could not. Not after so many long dark nights. But indeed, didn't the space above him seem lighter? Could he even dare to hope?</text:p>
      <text:p text:style-name="P421"/>
      <text:p text:style-name="P421">“<text:span text:style-name="T358">Yes. Here it comes. Remember it well. There may come a time that you must envision it again in its whole. It will come now, though perhaps it will take all the power left in me to see it so.”</text:span></text:p>
      <text:p text:style-name="P421"/>
      <text:p text:style-name="P421">“<text:span text:style-name="T359">Here it is! Look to the sky Tzuras!</text:span>” <text:span text:style-name="T359">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1"/>
      <text:p text:style-name="P423">Tzuras shielded his eyes. Could it be?</text:p>
      <text:p text:style-name="P423"/>
      <text:p text:style-name="P423"><text:soft-page-break/>The mists seared with light and retreated before their enemy. Tzuras's eyes went skyward and tears started to fill with him. He could see it now. It did exist after all, just behind the clouds, its silver light beaming down and filling even this dark crevice. <text:s/></text:p>
      <text:p text:style-name="P423"/>
      <text:p text:style-name="P423">“<text:span text:style-name="T360">Praise Ishira!</text:span>” <text:span text:style-name="T360">he cried out, and fell to his knees. </text:span></text:p>
      <text:p text:style-name="P423"/>
      <text:p text:style-name="P424">In the moment of power, suffused with silver glow, Thella gra<text:span text:style-name="T361">bb</text:span>ed out with her hand and gripped the thread which ran from it to Quentin. The thin silver thread stood out, blazing in the moonlight. </text:p>
      <text:p text:style-name="P424"/>
      <text:p text:style-name="P424">“This is as far as I go, young one. The moon waxes full now, but will just as quickly wane. This place is inimical to all life, all structure; even a memory. You must be the one to lead in the future.”</text:p>
      <text:p text:style-name="P424"/>
      <text:p text:style-name="P424">Before his wild eyes, some essence cohered off of Thella and drifted away into perfect full moon hanging above him. </text:p>
      <text:p text:style-name="P424"/>
      <text:p text:style-name="P424">He blinked once. </text:p>
      <text:p text:style-name="P424"/>
      <text:p text:style-name="P424">The scene was completely gone. </text:p>
      <text:p text:style-name="P424"/>
      <text:p text:style-name="P425">Tzuras looked down at the silver thread he was holding. </text:p>
      <text:p text:style-name="P425"/>
      <text:p text:style-name="P425">The moon was gone. The mists had returned. Thella was before him, but seemed faint. </text:p>
      <text:p text:style-name="P425"/>
      <text:p text:style-name="P425">“<text:span text:style-name="T367">We'd best follow it.</text:span>” <text:span text:style-name="T367">She said softly, and held out her hand. <text:s/>Tzuras took it and followed the line. </text:span></text:p>
      <text:p text:style-name="P426"/>
      <text:p text:style-name="P426"/>
      <text:p text:style-name="P426"/>
      <text:p text:style-name="P426">Before the two of them stood Quentin.</text:p>
      <text:p text:style-name="P424"/>
      <text:p text:style-name="P427">The older man stared blankly forwards, and made no move or an indication of awareness when they approached.</text:p>
      <text:p text:style-name="P427"/>
      <text:p text:style-name="P427">“<text:span text:style-name="T366">Uncle?</text:span>” Thella called, but he did not respond. </text:p>
      <text:p text:style-name="P427"/>
      <text:p text:style-name="P427"><text:span text:style-name="T366">Tears stared to well in her eyes, which she tried to fight back. </text:span>She <text:span text:style-name="T362">paused</text:span> for a second <text:span text:style-name="T366">and tried to regain her composure, mimicking the straight forward unemotional perspective it seems she had lost.</text:span>“It seems that he has been taken by this place.” She said to Tzuras.</text:p>
      <text:p text:style-name="P427"/>
      <text:p text:style-name="P428"><text:s/>“<text:span text:style-name="T364">Can you carry him? We have to get him out of here.</text:span>” <text:span text:style-name="T365">She said, gesturing to her uncle.</text:span></text:p>
      <text:p text:style-name="P428"/>
      <text:p text:style-name="P431">Tzuras observed Quentin, drawing closer to him and looking at his eyes. They were open but stared ahead. There seemed to be something dark within them, a certain light seemed to be missing from the usual fiery spirited map maker.</text:p>
      <text:p text:style-name="P427"/>
      <text:p text:style-name="P429">Tzuras went to grab the man, but as he did he unbalanced him. In a moment of panic, he thought the man would fall since he seemed <text:span text:style-name="T368">s</text:span>o catatonic. However, Quentin merely took a step forward with the foot that had been moved out of place. It seemed like an automatic reaction rather than a conscious movement. <text:s/></text:p>
      <text:p text:style-name="P424"/>
      <text:p text:style-name="P430"><text:soft-page-break/>“Perhaps the soul has gone from him for the moment, but I think he can walk.” Tzuras said, attempting to lead the man. </text:p>
      <text:p text:style-name="P430"/>
      <text:p text:style-name="P430">Thella tried to not look at what her uncle had been reduced to. Her voice indicated that she was crying.</text:p>
      <text:p text:style-name="P430"/>
      <text:p text:style-name="P430">“L-lets go. We have to get out of this place. And soon. I think I can find the exit right now. I'm not sure I can make it if we wait around.”</text:p>
      <text:p text:style-name="P430"/>
      <text:p text:style-name="P430">“<text:span text:style-name="T369">But what about Odilon?</text:span>” <text:span text:style-name="T369">Tzuras asked, looking doubtfully around into the mist for any sign of the soldier.</text:span></text:p>
      <text:p text:style-name="P430"/>
      <text:p text:style-name="P432">Thella shook her head. “I don't know. We'll have to think of something when we get outside.”</text:p>
      <text:p text:style-name="P432"/>
      <text:p text:style-name="P433">Quentin and Tzuras followed Thella as she felt her way through the mist. Despite the feeling that it was infinite, it likely only took minutes until Tzuras made out the edge of the stone fissure that had <text:span text:style-name="T370">signaled</text:span> the entrance into this otherworldly place. He gave a quick prayer to Ishira. <text:span text:style-name="T371">And for the first time in as long as he could remember, it wasn't riddled with doubt. </text:span></text:p>
      <text:p text:style-name="P433"/>
      <text:p text:style-name="P433">Had he ever thought that he would see the trees again? Inside that dark place of mist and fire, it seemed like the only future was to continue that vision again and again. He could hardly believe that the entrance was in front of him. </text:p>
      <text:p text:style-name="P433"/>
      <text:p text:style-name="P433">“Tzuras, do you have any light on you? It will be dark when we get out.” Thella advised. “Don't use magic either.”</text:p>
      <text:p text:style-name="P433"/>
      <text:p text:style-name="P444">The <text:span text:style-name="T403">entrance to the</text:span> fissure loomed at them from both sides, suddenly springing into <text:span text:style-name="T404">existence.</text:span> Had it always been there? It did not matter. What <text:span text:style-name="T404">mattered</text:span> was that they had found it. They were going to get out. </text:p>
      <text:p text:style-name="P444"/>
      <text:p text:style-name="P445">Beyond its two grasping hands, the <text:span text:style-name="T373">sun had descended into murderous red. It glowed softed amid the trees, a hazy and foreboding color. </text:span>L<text:span text:style-name="T373">ight was again something to be noticed. Inside it had been a perpetual and indirect lighting in such a way that the mind completely forgot about it. After all, there was nothing to see anyways. </text:span></text:p>
      <text:p text:style-name="P444"/>
      <text:p text:style-name="P444">But Thella stopped in her tracks. </text:p>
      <text:p text:style-name="P444"/>
      <text:p text:style-name="P444">Tzuras peered past her and saw why. There was a figure standing in the entrance of the fissure.</text:p>
      <text:p text:style-name="P444"/>
      <text:p text:style-name="P440">There was only one person it could be.</text:p>
      <text:p text:style-name="P440"/>
      <text:p text:style-name="P440">“Odilon?” He called out, half expecting that horrifying draining <text:span text:style-name="T393">sensation.</text:span></text:p>
      <text:p text:style-name="P440"/>
      <text:p text:style-name="P440">And indeed a version of it did hit him, but it was not an external thing. It was a sinking feel when the figure did not respond to him. <text:span text:style-name="T380">Yet perhaps the despair it caused him was similar in a way.</text:span></text:p>
      <text:p text:style-name="P440"/>
      <text:p text:style-name="P441">But the outline was <text:span text:style-name="T393">unmistakeable</text:span> in the bloodied darkening light. The coat he wore. It could only be Odilon.</text:p>
      <text:p text:style-name="P441"/>
      <text:p text:style-name="P441">“Odilon… I don't know how you got out, or what you saw… <text:span text:style-name="T381">or </text:span>experienced in there. But in spite of the <text:soft-page-break/>strange situation, I still consider us friends.”</text:p>
      <text:p text:style-name="P441"/>
      <text:p text:style-name="P442">The Odilon-like person figure moved, but something about the way it walked struck Tzuras as very wrong. It did not walk like a person, it was more like a puppet. Instead of the expected gait, it shuffled slowly towards them, jerking as if it was injured or propelled by some external force which only knew of walking through second hand knowledge. </text:p>
      <text:p text:style-name="P442"/>
      <text:p text:style-name="P442">“<text:span text:style-name="T376">Somethings wrong.</text:span>” <text:span text:style-name="T376">Thella said, drawing behind Tzuras. “Do you have a weapon?”</text:span></text:p>
      <text:p text:style-name="P442"/>
      <text:p text:style-name="P442">“<text:span text:style-name="T377">Yeah.</text:span>” <text:span text:style-name="T377">Tzuras drew a dagger in one hand and his wand in the other, although in this place he knew magic would still be a poor idea. </text:span></text:p>
      <text:p text:style-name="P442"/>
      <text:p text:style-name="P442">“<text:span text:style-name="T378">Hey...</text:span>” <text:span text:style-name="T378">Tzuras tried again, gesturing towards the solider, but still keeping the weapons in his hands.</text:span></text:p>
      <text:p text:style-name="P442"/>
      <text:p text:style-name="P443">Odilon again drew closer and now Tzuras could make out the <text:span text:style-name="T383">souless eyes</text:span> hidden previously by the shadow of the dying blotted sun. </text:p>
      <text:p text:style-name="P443"/>
      <text:p text:style-name="P443">Tzuras backed up, horror filling him.</text:p>
      <text:p text:style-name="P443"/>
      <text:p text:style-name="P443">Odilon staggered forward again. And this time, having gotten close enough, Tzuras could see that the edges of the man were not quite there. Was he a solid figure or was he a solid shadow? Light bent around his body is strange ways, and at time it might have been possible to see straight through him in a murky and indescribable way.</text:p>
      <text:p text:style-name="P439"/>
      <text:p text:style-name="P443"/>
      <text:p text:style-name="P446">“<text:span text:style-name="T382">Tzuras...</text:span>” <text:span text:style-name="T382">Odilon shuddered. Part of his body seemed to blur when he said the name, as if he were struggling to keep himself whole and that the very act of speaking threatened that cohesiveness. </text:span></text:p>
      <text:p text:style-name="P446"/>
      <text:p text:style-name="P446">“Tzuras…<text:span text:style-name="T382"> Did you truly mean it when you said you considered me a friend? Even knowing now what you know? Even if I'm not… If I'm really no one?</text:span>”</text:p>
      <text:p text:style-name="P446"/>
      <text:p text:style-name="P447">Odilon's eyes were blackened hollows where irises should have been. Beyond them, instead of flesh or bone or in fact anything at all, was instead inscrutable emptiness, a dark expanse which seemed to draw you inwards towards it. </text:p>
      <text:p text:style-name="P447"/>
      <text:p text:style-name="P447">Tzuras struggled to respond. The words were Odilon's, but the appearance was ghastly. </text:p>
      <text:p text:style-name="P447"/>
      <text:p text:style-name="P447">“Odilon. I saw you in the river. Perhaps we can help you again.” <text:span text:style-name="T384">Thella interjected from behind Tzuras. “Uncle has also been affected. I-I don't know whats going to happen, but I know that the only way anyone of us is getting out of here is if we all leave together.”</text:span></text:p>
      <text:p text:style-name="P447"/>
      <text:p text:style-name="P448">The other two considered her words and found that they too agreed. </text:p>
      <text:p text:style-name="P448"/>
      <text:p text:style-name="P448">“You have to help me then. Some way… I-I stepped into the void. Gods what a fool I was. I thought I understood. I was inside there for so long. For eternities, with nothing between me and the emptiness. Then, just as I was about to let go, I thought I felt a silver light, shining from a distance. And I followed it to you three. Thank you.”</text:p>
      <text:p text:style-name="P448"/>
      <text:p text:style-name="P448">“But its not over yet for me. I think I am of this place in some way… This false flesh, these impossible <text:soft-page-break/>memories. Am I a shade? Am I a reincarnation? Whatever the form, I believe I was made to waylay you. Just another shift in scenery or impossible occurrence. The power of this place <text:span text:style-name="T385">is so removed. The soul of a man means nothing to it. The endless void holds the souls of all those who died on this island. It was nothing to it to recast its form.</text:span>”</text:p>
      <text:p text:style-name="P448"/>
      <text:p text:style-name="P448">“<text:span text:style-name="T385">But now my purpose is fulfilled. The second I passed through that crystal, my life was gone. Or was supposed to be gone. I saw a woman… some elven woman. She lifted me out of that place. But I feel it drawing on me even as we speak.</text:span>” <text:span text:style-name="T386">He shivered, and another part of him seemed to grow dimmer. </text:span></text:p>
      <text:p text:style-name="P448"/>
      <text:p text:style-name="P449">He <text:span text:style-name="T387">grimaced</text:span>, and the emotions defeated the obliterative power of the place for an instant. Half formed tears of darkness welled in his empty eyes and slid down his face, before whisking away into the mist. </text:p>
      <text:p text:style-name="P449"/>
      <text:p text:style-name="P449">“I'm coming apart.” He pleaded, shuddering again. </text:p>
      <text:p text:style-name="P449"/>
      <text:p text:style-name="P450">The annihilation of the self. Thella had felt that not a short time ago, although not in such a literal sense. What had saved her? </text:p>
      <text:p text:style-name="P450"/>
      <text:p text:style-name="P450">“Perhaps…<text:span text:style-name="T388"> Maybe my mask can help? I don't know where it has gone. I think it was used up. Tzuras, can you think of anything?</text:span>”</text:p>
      <text:p text:style-name="P450"/>
      <text:p text:style-name="P451">Tzuras's thoughts raced rapidly. Odilon staggered again before him. The draw of the place was clearly affecting him, and it was taking all power the soldier had to not disappear. </text:p>
      <text:p text:style-name="P451"/>
      <text:p text:style-name="P451">“<text:span text:style-name="T389">How did you use the mask Thella? I don't see it anywhere.</text:span>” <text:span text:style-name="T394">The elf asked.</text:span></text:p>
      <text:p text:style-name="P451"/>
      <text:p text:style-name="P451">“<text:span text:style-name="T390">I saw death and destruction. I seemed like my life would not be worth living the in face of such things. A person made me see, allowed me to see that the future could be brighter. A future of Ishira, even in the face of death, and that I must fight for that.</text:span>” <text:span text:style-name="T395">Tzuras continued.</text:span></text:p>
      <text:p text:style-name="P451"/>
      <text:p text:style-name="P452">Thella considered this.</text:p>
      <text:p text:style-name="P452"/>
      <text:p text:style-name="P452">“Then there is no shared method of escaping the void. My sickness, the mask… I was able to take the path of acceptance. Yet I was not lost. However, I can't say with any certainty that this would work for Odilon. I believe acceptance would destroy him currently. Perhaps there is something we can do in the short term… If the mask worked for me...” Thella thought hard.</text:p>
      <text:p text:style-name="P452"/>
      <text:p text:style-name="P452">“<text:span text:style-name="T391">But its gone. You said so yourself. It was used up with whatever you did.</text:span>”</text:p>
      <text:p text:style-name="P452"/>
      <text:p text:style-name="P453">But a smile formed on Thella's face. </text:p>
      <text:p text:style-name="P453"/>
      <text:p text:style-name="P453">“Uncle can be like this. <text:span text:style-name="T396">Are we taking after him?</text:span> We are thinking about this far too literally. Things change in this place. Is the mask gone?” She asked, and spun so that her face was hidden to the other two. </text:p>
      <text:p text:style-name="P453"/>
      <text:p text:style-name="P453">“Can you recall what it looked like?” She asked rhetorically. <text:s/>“I remember it. Pale white with just slits for eyes, bent down the center. I remember the curve of the bottom, and the material from which it was made. I remember its smell, I remember its feel.”</text:p>
      <text:p text:style-name="P443"/>
      <text:p text:style-name="P433">“<text:span text:style-name="T391">Is it lost? Or was I wearing it this whole time?</text:span>” <text:span text:style-name="T391">She said, with humor in her voice, slowly turning back </text:span><text:soft-page-break/><text:span text:style-name="T391">to reveal her face to them. </text:span></text:p>
      <text:p text:style-name="P433"/>
      <text:p text:style-name="P453">Tzuras gasped. On Thella's face lay a mask. He could just make out the girls eyes from within and the smile underneath. </text:p>
      <text:p text:style-name="P453"/>
      <text:p text:style-name="P453">“And now all I have to do to take it off is remember who *I* am without it.”</text:p>
      <text:p text:style-name="P453"/>
      <text:p text:style-name="P454">She reached her hand towards the mask. Her smile for a moment seemed false, a second where Tzuras could see the clear concern in her eyes, fighting forces trying to equate her with the mask she wore. Her hand trembled, but then stilled. A balance was found somewhere there. </text:p>
      <text:p text:style-name="P454"/>
      <text:p text:style-name="P454">She reached up and took the mask off. </text:p>
      <text:p text:style-name="P454"/>
      <text:p text:style-name="P454">She stared at the thing in her hand and breathed a sigh of relief.</text:p>
      <text:p text:style-name="P454"/>
      <text:p text:style-name="P455">A queeziness rose within Tzuras, and the immediacy of the situation ran through him. The sliver of blood red light was quickly fading. His runes were burning in his mind. Danger was coming. Something wrong and evil.</text:p>
      <text:p text:style-name="P455"/>
      <text:p text:style-name="P455">“<text:span text:style-name="T392">Its coming. Something bad. Odilon. I don't know what will happen if you put this on, or if this will even help permanently, but I promise you, I''ll help you figure this out when we get away from here.</text:span>”</text:p>
      <text:p text:style-name="P455"/>
      <text:p text:style-name="P456">Odilon looked doubtfully at the mask in Thella's hands. “Do you promise? Tzuras, do you promise <text:span text:style-name="T397">to help me</text:span> on that silver light?”</text:p>
      <text:p text:style-name="P433"/>
      <text:p text:style-name="P456">Tzuras thought of the thread affixed to Quentin, and the pain it had caused him and grew grim. But the assurance did not leave him. </text:p>
      <text:p text:style-name="P456"/>
      <text:p text:style-name="P456">“I do promise. I swear on the last light of Ishira's moon. <text:span text:style-name="T398">Whatever is left of it.</text:span>”</text:p>
      <text:p text:style-name="P456"/>
      <text:p text:style-name="P456">A sense of horrible fate wrapped itself around his body. <text:span text:style-name="T399">An impossibly heavy weight settled on Tzuras's shoulders.</text:span> Immense and unfathomable power <text:span text:style-name="T402">coalesced</text:span>, a thread taking shape…</text:p>
      <text:p text:style-name="P456"/>
      <text:p text:style-name="P456">In that moment, when that power, at least mostly uninhibited by the attritive forces of this place was at its peak, Tzuras moved with certainty, towards a path he saw in his mind, through feeling only. </text:p>
      <text:p text:style-name="P456"/>
      <text:p text:style-name="P456">He <text:span text:style-name="T400">grabbed</text:span> the mask from Thella's hand and strode to Odilon, drawing close to him for the first time since they had entered the <text:span text:style-name="T401">fissure.</text:span> </text:p>
      <text:p text:style-name="P456"/>
      <text:p text:style-name="P456">The same sucking draining force of the fissure behind them could be felt coming from Odilon. But Tzuras was <text:span text:style-name="T401">undeterred.</text:span> He placed the mask on Odilon's face. The empty eyes now hidden behind the mask. </text:p>
      <text:p text:style-name="P456"/>
      <text:p text:style-name="P456">“I know who you are Odilon. We all do. And nothing here can change that.”</text:p>
      <text:p text:style-name="P456"/>
      <text:p text:style-name="P456">Thella nodded. </text:p>
      <text:p text:style-name="P456"/>
      <text:p text:style-name="P456">“I think this will help.” He stopped for a moment and the image of a rune came to his mind. He gripped his knife and etched the image into the forhead of the mask. The power blazed silver before fading. The <text:soft-page-break/>rune remained.</text:p>
      <text:p text:style-name="P456"/>
      <text:p text:style-name="P456">Odilon shivered, and fell to his knees before the elf. </text:p>
      <text:p text:style-name="P456"/>
      <text:p text:style-name="P456">Tzuras looked down in alarm, but the soldier reached a hand upwards. </text:p>
      <text:p text:style-name="P456"/>
      <text:p text:style-name="P456">Tzuras grabbed one hand and he found Thella had grabbed the other. </text:p>
      <text:p text:style-name="P456"/>
      <text:p text:style-name="P456">Together they pulled him to his feet. </text:p>
      <text:p text:style-name="P456"/>
      <text:p text:style-name="P456">He looked more substantial than he had previously. Would that last? They did not have the time to find out.</text:p>
      <text:p text:style-name="P456"/>
      <text:p text:style-name="P457">“<text:span text:style-name="T402">I...I don't know if I can repay you. I no longer feel that horrible void.</text:span>” <text:span text:style-name="T402">He shivered again, but this time it was clear it was only from the memory.</text:span></text:p>
      <text:p text:style-name="P457"/>
      <text:p text:style-name="P487">“Well, if you really want to repay us, get ready.” Tzuras warned. “There's something coming. Its almost here. Just a few paces off. It feels...” He paused and made a wretched face. </text:p>
      <text:p text:style-name="P457"/>
      <text:p text:style-name="P487">“Its horrible. Its something that needs to be destroyed. Worse than before. Get your weapons ready. Lets get out of here and meet it on the other side of the pond if possible. I don't want to be in this fissure for any longer than I have to.” </text:p>
      <text:p text:style-name="P456"/>
      <text:p text:style-name="P458"/>
      <text:p text:style-name="P458"/>
      <text:p text:style-name="P435">They stepped out of the ethereal world into the marginally less strange expanse of the island. </text:p>
      <text:p text:style-name="P434"/>
      <text:p text:style-name="P435">Instantly, Tzuras felt a perceivable difference. For one, it was cold. Inside the fissure, time and feeling were all lost. The place was the definition of stasis. Out here feeling returned. The wind could be felt, the moisture on the air could be felt, he could feel its chill in his lungs. Had he breathed in that place? Likely not. </text:p>
      <text:p text:style-name="P434"/>
      <text:p text:style-name="P436">But there was another aspect to the island which came back to his memory. If the fissure was a place of internal challenge, and it seemed like that was the case, the island was a place of external challenge. He <text:span text:style-name="T405">had not forgotten </text:span>the beast they had encountered earlier <text:span text:style-name="T405">and he mentally prepared himself. They had beaten it back with magic last time. But this time they Quentin was unresponsive, his magic was weaker and the fissure seemed to be inimical to magic in general. Who knew if the same strategy would work? They needed light fast. </text:span></text:p>
      <text:p text:style-name="P435"/>
      <text:p text:style-name="P437">H<text:span text:style-name="T372">is hand went for his pack only to remember that he had left it. He cursed under his breath.</text:span></text:p>
      <text:p text:style-name="P438"/>
      <text:p text:style-name="P438">“There's nothing here to make light with, lets at least get around the <text:span text:style-name="T374">pond</text:span>.” <text:span text:style-name="T375">He said, the worry starting to edge into his words.</text:span></text:p>
      <text:p text:style-name="P438"/>
      <text:p text:style-name="P459">Odilon walked with some difficulty and Tzuras could see him fingering the mask on his face, as they walked, and occasionally rubbing his injured arm. </text:p>
      <text:p text:style-name="P459"/>
      <text:p text:style-name="P459">Thella kept her face away from view, presumably on purpose. It seemed the child was very aware of his stare. She had aged during this horrible expedition hadn't she? If only there were a better way to ensure <text:soft-page-break/>she was somewhere else safe during the conflict that was to come. But he dare not have her stray too far from them. They both knew she might never see them again if they tried that. </text:p>
      <text:p text:style-name="P459"/>
      <text:p text:style-name="P459">So that left Quentin. The older man walked haltingly still unaware of his surroundings. Tzuras gripped his chest with anger and sadness. What a horrifying place to bring someone like that so low…</text:p>
      <text:p text:style-name="P459"/>
      <text:p text:style-name="P459">But the time for contemplation had finished. They were on the other side of the pond now. </text:p>
      <text:p text:style-name="P459">“Get ready!” He ordered. </text:p>
      <text:p text:style-name="P459"/>
      <text:p text:style-name="P459">He grabbed as much loose wood as he could manage and set it aflame with magic. The now familiar draining feeling slammed into him, making his vision waver, but he was buoyed by the fact that he knew that they were in danger and that the feeling was not as strong as it was in the fissure.</text:p>
      <text:p text:style-name="P459"/>
      <text:p text:style-name="P460">Odilon breathed heavily and drew his sword. “I don't know what I can do in my state. But I swear I'll fight what ever comes.” He said. The steel in his hands reflecting the red of the dying sun.</text:p>
      <text:p text:style-name="P460"/>
      <text:p text:style-name="P460">Thella positioned Quentin as far back as possible. She approached him and looked into his eyes. There was no intelligence there. <text:span text:style-name="T406">She pulled herself close so the others wouldn't hear or see her tears.</text:span></text:p>
      <text:p text:style-name="P460"/>
      <text:p text:style-name="P460">“<text:span text:style-name="T406">Uncle. Are you there?</text:span>” <text:span text:style-name="T406">She tried, grabbing his hand. </text:span></text:p>
      <text:p text:style-name="P460"/>
      <text:p text:style-name="P461">He was unresponsive. His hand was not quite cold, but certainly also lacked the heat of life. It felt like flesh, unconnected to a body. She dropped it with a horrified feeling. What if he never woke up?</text:p>
      <text:p text:style-name="P461"/>
      <text:p text:style-name="P461">But her fears would have to wait. The last light of the sun faded into nothingness in front of them. For all at once, breaking the silence of the clearing there could be heard a sudden rasping.</text:p>
      <text:p text:style-name="P461"/>
      <text:p text:style-name="P461">Thella spun and turned to Odilon. “Is that you?”</text:p>
      <text:p text:style-name="P461"/>
      <text:p text:style-name="P461">The masked soldier shook his hand and held his sword at the ready.</text:p>
      <text:p text:style-name="P461"/>
      <text:p text:style-name="P461">The deep rasping noise could be heard once again, low and labored, like some great creature struggling to breath. Mist appeared unbidden from the surface of the pond, filling the spaces between the trees and threatening to close in on them.</text:p>
      <text:p text:style-name="P461"/>
      <text:p text:style-name="P461">Tzuras had his knife and wand out once again.</text:p>
      <text:p text:style-name="P461"/>
      <text:p text:style-name="P461">“Careful. Its probably...”</text:p>
      <text:p text:style-name="P430"/>
      <text:p text:style-name="P461">Something moved in the distance. Tzuras could see the body of something. Its shape was vaguely that of an animal but not like any that he had ever seen. Its form was curved, but he could see no legs which moved it. Instead, it seemed to be dragging itself towards them. </text:p>
      <text:p text:style-name="P461"/>
      <text:p text:style-name="P462">Despite it not having legs, it heaved itself forward with a disturbing pace. They stared in shock and horror at the mas quickly approaching them.</text:p>
      <text:p text:style-name="P462"/>
      <text:p text:style-name="P463">Suddenly it came into contact with a tree and heaved its weight and momentum through it. The dry tree shuddered and <text:span text:style-name="T407">broke from its roots, and was thrown over the things bulk and off to one side. </text:span></text:p>
      <text:p text:style-name="P463"/>
      <text:p text:style-name="P463"><text:soft-page-break/>“<text:span text:style-name="T407">Its here!</text:span>” <text:span text:style-name="T407">Cried out.</text:span></text:p>
      <text:p text:style-name="P463"/>
      <text:p text:style-name="P464">The creature thrashed its way into the clearing in front of the pond. Its head was that of a deer, but comically and sickeningly distended, drawn out and thrashing without bones. <text:span text:style-name="T408">It hung on the end of a sagging and ineffective neck, clearly not controlling what was going on below it.</text:span> Its mad hollow eyes screamed for death, but its body struggled still for life. </text:p>
      <text:p text:style-name="P464"/>
      <text:p text:style-name="P465">It had seven feet, none of the same animal, and none of them quite reaching the ground properly. Instead they flailed in the air, jerking with each movement. Instead of these feet, the thing shifted forward on its horrible bloated body, contracting its bulk and expelling it again, like some demented worm. </text:p>
      <text:p text:style-name="P465"/>
      <text:p text:style-name="P465">The majority of its mass was made of a repulsive collection of fur, feathers and open sores, which oozed what was either blood or some other dark liquid. The patches of fur seemed almost artificial <text:span text:style-name="T408">and</text:span> they could not even hold back the <text:span text:style-name="T408">swelled corpselike pallid flesh which wriggled beneath it. The whole expanse quivered as it heaved, and struggled against the remains of skin, in places oozing out in grey gelatinous form. </text:span></text:p>
      <text:p text:style-name="P465"/>
      <text:p text:style-name="P466">The head, thrashing back and forth as the body moved form under it, opened its mouth wide, wider than bones could allow and from the great mass of flesh, a chilling bestial scream emerged. </text:p>
      <text:p text:style-name="P466"/>
      <text:p text:style-name="P467">Tzuras only had a second to register that the cry was one of pain before it seemed to focus on him, and heaving its bulk in fleshlike waves, it swung multijointed talons at him.</text:p>
      <text:p text:style-name="P467"/>
      <text:p text:style-name="P488">He jumped backwards, nearly not dodging in time. The ground burned beneath his feet as the talon sank into the ground and tore off as the creature moved again, the blood sprayed the ground.</text:p>
      <text:p text:style-name="P468"/>
      <text:p text:style-name="P468">“<text:span text:style-name="T409">Oh gods. Don't let it touch you!</text:span>” <text:span text:style-name="T409">He cried. </text:span></text:p>
      <text:p text:style-name="P468"/>
      <text:p text:style-name="P469">He brought around his short sword and dodged another flailing limb. Sensing an opportunity, he darted forward and stuck the beast with his sword. </text:p>
      <text:p text:style-name="P469"/>
      <text:p text:style-name="P469">It let loose a bone chilling collection of screams, cries and garbled sputters, before shifting towards him. The patchwork collection of flesh and fur rippled where he had struck it, then, tensing for a moment trashed a blob of flesh and puss at him. The sudden movement caught him by surprise. There was still muscle under there for sure. He felt the wind slam out of his chest and he was driven to the ground <text:span text:style-name="T410">where he lay, stunned.</text:span> <text:s/></text:p>
      <text:p text:style-name="P469"/>
      <text:p text:style-name="P469">“<text:span text:style-name="T411">Back to the abyss!” Odilon cried, jumping in front of the creature, placing himself between it and Tzuras. </text:span></text:p>
      <text:p text:style-name="P469"/>
      <text:p text:style-name="P470">It emitted a gurbling sulphurous <text:span text:style-name="T413">smell</text:span> and sprayed a caustic mix of blood and acid <text:span text:style-name="T414">from</text:span> its wounds at the soldier. </text:p>
      <text:p text:style-name="P470"/>
      <text:p text:style-name="P470">But Odilon was ready and spun, throwing his great cloak over himself and Tzuras, <text:span text:style-name="T412">shielding</text:span> them from the attack at the cost of most of the cloak. The spray <text:span text:style-name="T415">bubbled</text:span> and oozed at the leather of the jacket, and he tore it from his body. </text:p>
      <text:p text:style-name="P470"/>
      <text:p text:style-name="P471">Now that it was gone, Tzuras could see how pale and thin Odilon had become. The experience in the <text:soft-page-break/>fissure had not just changed him mentally, but also physically. <text:s/></text:p>
      <text:p text:style-name="P471"/>
      <text:p text:style-name="P472">The mask wearing man held his sword high though and counter attacked. </text:p>
      <text:p text:style-name="P472"/>
      <text:p text:style-name="P472">In the first couple of movements, Tzuras was reminded that Odilon, after all things were considered appeared to have the blade training of his namesake, regardless of his true condition. </text:p>
      <text:p text:style-name="P472"/>
      <text:p text:style-name="P473">A feathered fang<text:span text:style-name="T417">ed </text:span><text:s/>maw attached to an arm of flesh leaped from the body and swung towards the soldier, who deftly dodged it, and in one movement, closed and pulled his sword clean through the <text:span text:style-name="T418">flesh. It severed and dropped to the ground where it twitched on the ground. He slammed his weapon through the middle of it and pushed it deeper until it stopped moving. </text:span></text:p>
      <text:p text:style-name="P473"/>
      <text:p text:style-name="P474">But the best would not be so easily stopped. The severed limb's stump oozed blood black as the night for only a moment before the flesh beneath the injury shifted and from its place came a beak smeared with offal. It opened its mouth and sheaked at him.</text:p>
      <text:p text:style-name="P474"/>
      <text:p text:style-name="P475">The whole of the body moved again, much quicker than its size would have let on. The entire thing contracted, stretching the bounds of the fur covering the flesh, tearing in places with the strain, then expanded violently, <text:span text:style-name="T420">unleashing</text:span> a torrent of meat towards Odilon. </text:p>
      <text:p text:style-name="P475"/>
      <text:p text:style-name="P475">He just managed to jump backwards as the thing oozed towards him at worrying speeds. It was trying to crush him! </text:p>
      <text:p text:style-name="P475"/>
      <text:p text:style-name="P475">“Damn you!” He yelled, leaping forward and sticking the side, before jumping backwards once again as the beast tried to thunder towards him. </text:p>
      <text:p text:style-name="P475"/>
      <text:p text:style-name="P476">Tzuras had now gotten to his feet and looking back at Quentin and Thella decided that it was worth the risk to try to use magic. </text:p>
      <text:p text:style-name="P476"/>
      <text:p text:style-name="P476">He extended his wand and a flash of fire <text:span text:style-name="T419">shot from it into the monster. </text:span></text:p>
      <text:p text:style-name="P476"/>
      <text:p text:style-name="P477">To his surprise, the flesh caught quickly, but showed no signs of stopping it, or even damage beyond what horrible wounds it seemed to have already inflicted upon itself. </text:p>
      <text:p text:style-name="P477"/>
      <text:p text:style-name="P477">The void slammed into him and he clenched his teeth. He had to try something! </text:p>
      <text:p text:style-name="P477"/>
      <text:p text:style-name="P478">Odilon dodged another flailing appendage and stuck it for the second time. <text:span text:style-name="T420">On this impact, the sword tore through the skin holding together that section of the monster. The tear widened as the thing moved to turn, ripping open completely, revealing a tangled mess of blood soaked antlers piercing grey pink flesh. Sinew contracted ignoring the injury and the section of the body sloughed off in a mess of sharp pointed bone and steaming blubber. </text:span></text:p>
      <text:p text:style-name="P479"/>
      <text:p text:style-name="P480">From its torn hole a hundred snake bodies emerged, each one a different color, some with feathers, some with fur, some with scales of lizards or fish. At the end of each there were ears, fingers, hooves, mouths, and indiscernible other body parts, some of which were not fully formed. </text:p>
      <text:p text:style-name="P480"/>
      <text:p text:style-name="P481">Where <text:span text:style-name="T421">there</text:span> was one <text:span text:style-name="T421">appendage</text:span> there were now tens, thrashing, tangling in one another, but over all, urging and seeking, throwing themselves at Odilon with a fevered mindless pain. </text:p>
      <text:p text:style-name="P481"/>
      <text:p text:style-name="P482"><text:soft-page-break/>Odilon was now driven backwards. Try as he might to avoid all the attacks of the chaotic flailing, two did find their mark, one gripping his torso, the other slicing into his shoulders with razor sharp claws. </text:p>
      <text:p text:style-name="P482"/>
      <text:p text:style-name="P482">He grimaced in pain, and fought to keep hold of his sword. <text:s text:c="3"/></text:p>
      <text:p text:style-name="P482"/>
      <text:p text:style-name="P483">Tzuras's eyes widened with anger and his eyes flashed silver. He pulled back his hand, and thrusting it forward once more, a beam of pale white light shot from his wand. <text:span text:style-name="T422">Where it touched the side of the creature, the flesh roiled in pain, searing away the exposed flesh, and welting into blood which froze in the exotic light. Crystals of solidified blood shattered as the beast now, for the first time, retreated. </text:span></text:p>
      <text:p text:style-name="P483"/>
      <text:p text:style-name="P489">But Tzuras would not let it go so easily. He stepped forward and pushed on his magic as hard as he was able and beyond. His vision dimmed at the edges. His fingers grew numb and a chilling wind swept through him. He blinked past the doom telling him that his efforts were useless, and that Ishira was <text:span text:style-name="T426">long</text:span> dead. At this moment, with his friends behind him, it mattered not. </text:p>
      <text:p text:style-name="P484"/>
      <text:p text:style-name="P490">The beam persisted, driving through the external layer of fur and skin deep into the flesh, where the void laden meat was found to be inimical to the power of the moon. Chunks were now falling off the beast as it roared and cried in its myriad tongues. Desiccated and solidifed hunks hit the ground and broke into pieces as Tzuras pushed harder and harder. </text:p>
      <text:p text:style-name="P484"/>
      <text:p text:style-name="P484">“<text:span text:style-name="T423">Get it!</text:span>” <text:span text:style-name="T423">Odilon shouted, leaping to attack the thing, stabbing it again and again in places not directly hit by the beam. </text:span></text:p>
      <text:p text:style-name="P484"/>
      <text:p text:style-name="P485">Finally however, the bean went clear into the creature, and in doing so, revealed the true nature <text:span text:style-name="T424">of</text:span> the thing. At its heart, beyond the twisted meat and fur and shattered bones, lay a void. And into this void, the beam poured itself. <text:span text:style-name="T425">The yawning maw swallowed the whole spell. Tzuras understood that there existed no spell which could fill it.</text:span> The chasmous hole did not close however, unlike before, and the flesh moved no longer on the places touched by the moonlight. </text:p>
      <text:p text:style-name="P485"/>
      <text:p text:style-name="P486">The void now tore at Tzuras from the inside out. His mind went blank. He lost control of his legs and arms and collapsed to the ground barely aware of what had just hit him. </text:p>
      <text:p text:style-name="P486"/>
      <text:p text:style-name="P491">Thella ran to him and pulled him upwards, crying out if he was ok, to which he was just barely able to nod.</text:p>
      <text:p text:style-name="P491"/>
      <text:p text:style-name="P492">The aberration was injured. That much was clear. Tzuras's beam had flayed off a good part of its side. But it was equally clear that the thing had no critical parts that Odilon could tell. Most of it was just bulk with no discernible shape. Harming this thing to the point where it retreated might be impossible. It seemed to feel no pain and the damage they had done to it just seemed to make it more angry. It was likely they were going to have to destroy it completely, but without Quentin, it was hard to see how that was going to happen. </text:p>
      <text:p text:style-name="P492"/>
      <text:p text:style-name="P492">Tactics came to a quick stop, as the monster bellowed in a thousand cries. <text:span text:style-name="T427">It turned its uninjured body towards Odilon and came rushing at him.</text:span></text:p>
      <text:p text:style-name="P492"/>
      <text:p text:style-name="P493">This time he was caught flat footed and could not jump out of the way quick enough. </text:p>
      <text:p text:style-name="P493"/>
      <text:p text:style-name="P493">The body opened revealing a tangled mess of antlers, teeth and broken bones. Like a mouth it tried to close down on him. </text:p>
      <text:p text:style-name="P493"><text:soft-page-break/>With a cry, he lifted his sword and stabbed it straight through the roof of the mouth that had formed. </text:p>
      <text:p text:style-name="P493">The beast bellowed once more, but would not be dissuaded. Odilon found himself being driven backwards.</text:p>
      <text:p text:style-name="P493"/>
      <text:p text:style-name="P493">He frantically looked behind him. There was not much room between him and the Thella who was still trying to raise Tzuras. Quentin stood <text:span text:style-name="T428">still despite all the violence and screams.</text:span></text:p>
      <text:p text:style-name="P493"/>
      <text:p text:style-name="P494">It tried to bit his hand off. He had to let go of his sword, though he knew he would be at a disadvantage without it. </text:p>
      <text:p text:style-name="P494"/>
      <text:p text:style-name="P494">Perhaps there was some sick intellegence left in the beast, for when it knew that he could not strike back at it, it became even more aggressive. It now became clear that its goal was to crush not only him, but all of them. Possibly driving them into the pond.</text:p>
      <text:p text:style-name="P494"/>
      <text:p text:style-name="P494">“Damn you! Void ridden piece of-”</text:p>
      <text:p text:style-name="P494"/>
      <text:p text:style-name="P494">It slammed again at him. </text:p>
      <text:p text:style-name="P494"/>
      <text:p text:style-name="P494">Left with no weapon <text:span text:style-name="T430">O</text:span>dilon grabbed two fistfuls of flesh and braced himself trying futilely to keep it back. <text:span text:style-name="T429">The beast pushed harder. </text:span></text:p>
      <text:p text:style-name="P494"/>
      <text:p text:style-name="P495">Odilon was pushed back. Thella struggled to get Tzuras to his feet, which he managed, but just barely. </text:p>
      <text:p text:style-name="P495"/>
      <text:p text:style-name="P495">She grabbed Quentin and retreated to the very edge of the pond. The cold water now lapped at their feet. Thella looked backward at the waters. She very much didn't want to find out what would happen if they fell in.</text:p>
      <text:p text:style-name="P495"/>
      <text:p text:style-name="P496">Odilon saw the fear in her eyes and redoubled his effort. Was it possible? The beast was easily the size of a small river craft or ten moose. In fact based on the contents of its flesh, it was probably exactly comprised of ten moose. It was much larger than him. It cared not for pain. It grew fangs and talons. It was mad with pain.</text:p>
      <text:p text:style-name="P496"/>
      <text:p text:style-name="P496">But he could try. He gritted his teeth and planet his boots against the ground. With all his might he pushed against the creature. </text:p>
      <text:p text:style-name="P496"/>
      <text:p text:style-name="P496">And for a moment he was in fact able to hold it back. Even despite its <text:span text:style-name="T431">horrible</text:span> size, he stopped it.</text:p>
      <text:p text:style-name="P496"/>
      <text:p text:style-name="P497">Then it redoubled its efforts, shifting its fell muscle <text:span text:style-name="T431">forwards. It moved beyond him on either side and pushed with its terrifying power. </text:span></text:p>
      <text:p text:style-name="P497"/>
      <text:p text:style-name="P497"><text:span text:style-name="T431">He cried through the mask atop his face, clenching his hands, and straining his body beyond its ability, beyond any conscious effort, where it was just that unknown substance against tendon and bone. His hands burst through into the flesh beyond, where</text:span> <text:span text:style-name="T431">they sliced against fragments.</text:span></text:p>
      <text:p text:style-name="P497"/>
      <text:p text:style-name="P498">But he was past pain at this point. He had found an equilibrium. If what he suspected was true, he really didn't have any purpose, or any place in life. If his suspicions were true, he was simply the creation of an unimaginable <text:span text:style-name="T433">intelligence</text:span>, the same one that had created this horrible monster in front of him. </text:p>
      <text:p text:style-name="P498"/>
      <text:p text:style-name="P498"><text:soft-page-break/>Were he and I similar? Not in the slightly. For although he and it had been created form the same formless void, he had seen these others behind him. They counted on him now in a way that no mindless beast could ever understand. If there was a purpose or a place for him, it was exactly here, right between the hulking mass of flesh and his friends. </text:p>
      <text:p text:style-name="P498"/>
      <text:p text:style-name="P499">And so he took a step forwards. </text:p>
      <text:p text:style-name="P499"/>
      <text:p text:style-name="P499">The beast shuddered. His hands dug deeper into its body, passing by nameless bodyparts, and the detritus of a thousand animals. </text:p>
      <text:p text:style-name="P499"/>
      <text:p text:style-name="P499">He took another step. </text:p>
      <text:p text:style-name="P499"/>
      <text:p text:style-name="P500">He was not human. He knew that. It was not flesh which moved him. There were no bones inside him. There was no brain which <text:span text:style-name="T432">controlled</text:span> his actions nor heart which pumped blood through his body. He was extant. A form of human but not human. And because of that he was not limited by that which was human. </text:p>
      <text:p text:style-name="P500"/>
      <text:p text:style-name="P505">He took his left hand, and seizing whatever flesh lay in it, he struggled with all his might and started bring it out. Muscles ripped, and bones snapped but he would not be denied. </text:p>
      <text:p text:style-name="P500"/>
      <text:p text:style-name="P501">The boneless head, and presumed <text:span text:style-name="T436">useless</text:span> head of the beast <text:span text:style-name="T436">shrieked</text:span> and thrashed. But still he pulled. </text:p>
      <text:p text:style-name="P501"/>
      <text:p text:style-name="P501">And he pulled until there was no substance in that ball of flesh that could stop him. And with a clean motion, he pulled his hand clear out of the body, taking with it a massive chunk of broken bloody flesh, which he threw to the ground <text:span text:style-name="T434">in disgust.</text:span> </text:p>
      <text:p text:style-name="P485"/>
      <text:p text:style-name="P502">The beast roared again, the pain clear in its fathomless wild eyes. It stared at him begging him to end its <text:s/>horrible <text:span text:style-name="T437">existence.</text:span> And then crushed him once more with the entirety of its power. It reared up, its whole bulk rising into the air, bringing <text:span text:style-name="T435">him dangling in the air, injured arm still stuck into the core of the beast.</text:span></text:p>
      <text:p text:style-name="P502"/>
      <text:p text:style-name="P503">Then it came down with frightening force, this time directly on him. </text:p>
      <text:p text:style-name="P503"/>
      <text:p text:style-name="P503">He heard Thella and Tzuras cry out and then he was surrounded by crushing meat.</text:p>
      <text:p text:style-name="P503"/>
      <text:p text:style-name="P504">The pain was unimaginable. His legs crumpled. His head was slammed to the ground. His injured arm was still caught at its original angle. When the beast brought itself down, he was unable to free it. A searing horrifying pain radiated from his arm. It was so strong it broke straight through the balance he had so recently achieved. </text:p>
      <text:p text:style-name="P504"/>
      <text:p text:style-name="P504">A realization told him that it quite possibly has been torn completely lose. He could not move it. </text:p>
      <text:p text:style-name="P504"/>
      <text:p text:style-name="P504">The beast was crushing him now. He could feel its weight above him. He could not draw breath. It was trying to destroy him. It was trying to rid the difference between him and it. He could feel the void within the beast grow closer to him as it sensed its kin within him.</text:p>
      <text:p text:style-name="P504"/>
      <text:p text:style-name="P504">With his body broken and immovable, he could not hope to free himself. He readied himself for the end. </text:p>
      <text:p text:style-name="P430"><text:s/></text:p>
      <text:p text:style-name="P507"><text:soft-page-break/>Thella and Tzuras had cried out when they saw the beast come down on Odilon, but neither were in a good position to do anything. Thella lacked the strength and Tzuras was drained from the counter strike of his magical use. </text:p>
      <text:p text:style-name="P507"/>
      <text:p text:style-name="P507">To his credit, Tzuras was now on his feet with Thella's aid. He readied his wand. </text:p>
      <text:p text:style-name="P507"/>
      <text:p text:style-name="P507">Thella tried to stop him. “You cant'! If you use magic again, it might kill you!” </text:p>
      <text:p text:style-name="P507"/>
      <text:p text:style-name="P507">But the elf simply stared at her. “It doesn't seem like we have any other choice. <text:span text:style-name="T438">I think I have one or two big spells left.</text:span>”</text:p>
      <text:p text:style-name="P507"/>
      <text:p text:style-name="P508">But as he pushed Thella behind him, and gripped his wand, he mentally noted that this was a complete lie. He shouldn't even have cast the last spell. The fissure did not allow for the recovery of magic power. He had been running on fumes this entire time. <text:span text:style-name="T439">And combat spells had never been his expertise. </text:span></text:p>
      <text:p text:style-name="P508"/>
      <text:p text:style-name="P508">“<text:span text:style-name="T440">Back!</text:span>” <text:span text:style-name="T440">He warned the beast. </text:span></text:p>
      <text:p text:style-name="P508"/>
      <text:p text:style-name="P509">But it paid him no mind. Instead it poured its horrible form in a pair of pseudopods which flung themselves at him before he could react. They wrapped themselves around him, one on his arm and the other around his waist. </text:p>
      <text:p text:style-name="P509"/>
      <text:p text:style-name="P509">In a panic he reached for his knife, which had dropped to the ground when he fell.</text:p>
      <text:p text:style-name="P430"/>
      <text:p text:style-name="P509">But before he could grab it, the arms lifted him clear off his feet, and, in one motion, hurled him into the air. </text:p>
      <text:p text:style-name="P509"/>
      <text:p text:style-name="P509">“No!” Thella cried. </text:p>
      <text:p text:style-name="P509"/>
      <text:p text:style-name="P509">But that didn't stop Tzuras from arcing over her head into the center of the frigid pond. </text:p>
      <text:p text:style-name="P509"/>
      <text:p text:style-name="P509">Then, the beast came for her. </text:p>
      <text:p text:style-name="P509"/>
      <text:p text:style-name="P511">She stooped down and grabbed the knife Tzuras had dropped. With two hands, she prepared to defend herself and Quentin.</text:p>
      <text:p text:style-name="P511"/>
      <text:p text:style-name="P511">The arms rushed towards her. </text:p>
      <text:p text:style-name="P511"/>
      <text:p text:style-name="P511">But she never had to use the weapon.</text:p>
      <text:p text:style-name="P511"/>
      <text:p text:style-name="P511">Instead, Quentin calmly grabbed both of the arms in his own. </text:p>
      <text:p text:style-name="P511"/>
      <text:p text:style-name="P511">Thella looked up at him in shock. But he did not respond to her in any way. Instead, she saw suddenly the thin silver line she had used to find him earlier. It snaked from the old man off into the distance.</text:p>
      <text:p text:style-name="P511"/>
      <text:p text:style-name="P511">Quentin switched his grasp, and with only his hands, crushed the beasts arms. </text:p>
      <text:p text:style-name="P511"/>
      <text:p text:style-name="P511">It moved back ever so slightly, revealing Odilon's head on the ground. The rest of his body was still covered.</text:p>
      <text:p text:style-name="P511"/>
      <text:p text:style-name="P511"><text:soft-page-break/>The remaining stumps of the creature flailed wildly, blood and ichor running form their ruined lengths.</text:p>
      <text:p text:style-name="P511"/>
      <text:p text:style-name="P511">Quentin advanced.</text:p>
      <text:p text:style-name="P511"/>
      <text:p text:style-name="P511">“Uncle! Don't use magic. It will just drain you. We can't hope to fight this thing. We should try to run somehow.”</text:p>
      <text:p text:style-name="P511"/>
      <text:p text:style-name="P513">But Quentin shook his head. “We can't run from this thing.” He said simply, “<text:span text:style-name="T441">See if you can help Tzuras</text:span>” <text:span text:style-name="T441">he added</text:span> and readied himself.</text:p>
      <text:p text:style-name="P513"/>
      <text:p text:style-name="P514"><text:span text:style-name="T441">The beast charged him, hoping to crush him like it did Odilon. Quentin leaped to one side in a maneuver that was much more agile than his age should have allowed. As he did so, he threw the silver line across the beast, where it instantly tangled around it. He then moved to the beast's side, and attacked it.</text:span></text:p>
      <text:p text:style-name="P514"/>
      <text:p text:style-name="P514"><text:span text:style-name="T442">He was simply punching the beast and his attacks seemed to make little effect on it. But he had gotten its attention. It focused all its pain filled rage on him and lumber to turn to face him. </text:span></text:p>
      <text:p text:style-name="P514"/>
      <text:p text:style-name="P514"><text:span text:style-name="T442">Before it could, he grabbed the silver line once more and wound his way circularly around the beast. There was not a complete loop currounding its chest. </text:span></text:p>
      <text:p text:style-name="P514"/>
      <text:p text:style-name="P514"><text:span text:style-name="T443">It was only then that Thella saw that where the line touched the beast's skin, it festered and burned. <text:s text:c="2"/></text:span></text:p>
      <text:p text:style-name="P514"/>
      <text:p text:style-name="P515">The beast opened several maws along its body, each one belching caustic fluid at Quentin. But in his current state, his keen eyes tracked their movement and he avoided each one. <text:span text:style-name="T444">He continued his circular motion, dancing around the beast until the line was wrapped several times around the think center of the beast. </text:span></text:p>
      <text:p text:style-name="P515"/>
      <text:p text:style-name="P515"><text:span text:style-name="T444">Satisfied with its position, he took up the slack nearest him in his hands. </text:span></text:p>
      <text:p text:style-name="P515"/>
      <text:p text:style-name="P515">“<text:span text:style-name="T444">Ishira. I made a vow I would protect this child. I did so in your name. If there is anything left of your presence, make yourself known!</text:span>” <text:span text:style-name="T445">He challenged, holding the line in his hands. </text:span></text:p>
      <text:p text:style-name="P515"/>
      <text:p text:style-name="P516">However, if he was expecting something to happen, some great power to come raining down, or for the moon to appear once more, he was mistaken. He was left holding the line just as before. </text:p>
      <text:p text:style-name="P516"/>
      <text:p text:style-name="P516">The beast lunged for him and he dodged backwards again. In doing so he ended up quite next to a tree which he regarded for a moment before nodding.</text:p>
      <text:p text:style-name="P516"/>
      <text:p text:style-name="P516">When the beast next attacked, he moved just outside of its reach, retreating further and further in the direction that it had originally came, through the empty grove of skeletal trees.</text:p>
      <text:p text:style-name="P512"/>
      <text:p text:style-name="P516">The beast's skin was burning now, the thread lighting in into a new kind of pain. This wasn't the horrible <text:span text:style-name="T446">existence</text:span> it had been moulded into. Instead, this was acute and deadly. It felt this pain and became even more enraged. It lashed out, toppling trees and smashing holes into the ground. It flailed and attacked. </text:p>
      <text:p text:style-name="P516"/>
      <text:p text:style-name="P516">But it could never seem to connect to Quentin. He was always one step away. He was able to read the creature's movements in a way that neither Odilon nor Tzuras had been able to do. Deadly calm, he <text:soft-page-break/>dodged yet another attempt to crush him, bringing the beast beside yet another tree. Around them lay the tangled remains of several. As it had mindlessly attempted to crush him, Quentin has lead it on a merry chase, particularly tangling it and the silver thread with as many trees as he could find. </text:p>
      <text:p text:style-name="P516"/>
      <text:p text:style-name="P517">Now there was very little slack in the line. It had tangled around a good number of trees, and each pulled against it when the beast struggled. All that remained was the other end. </text:p>
      <text:p text:style-name="P517"/>
      <text:p text:style-name="P517">Quentin finally stopped dodging. His breathing was hard but measured. He grabbed the small amount of silver thread still untangled, leading directly to the beast and gripped it with all his might, moving backwards as he did.</text:p>
      <text:p text:style-name="P517"/>
      <text:p text:style-name="P517">The tension ran through the thread. With the trees holding it fast on one end, and him on the other, the cord started to cut through the beast itself where it had wrapped around its body.</text:p>
      <text:p text:style-name="P517"/>
      <text:p text:style-name="P517">The <text:span text:style-name="T447">aberration</text:span> spasmed in pain. It had once been a true beast or likely several beasts of the forest before the void of the fissure had corrupted it into this horrible parody. And the moon existed unhindered among the void. Ishira might be gone, but her domain had always been that silver orb and the creatures of the forest. Doubly so, the thread was anathema to its disgusting <text:span text:style-name="T447">existence.</text:span> It could not abide it touching its <text:span text:style-name="T449">body</text:span>.</text:p>
      <text:p text:style-name="P517"/>
      <text:p text:style-name="P518">It jerked and strained and pulled, snarling and biting in every cry imaginable. But Quentin held firm. He was no longer dodging. <text:span text:style-name="T447">Filled with the same resolve that had possessed Odilon, he kept winding the thread around his own hands where it bit down deeper and deeper into his own flesh. And pulled.</text:span></text:p>
      <text:p text:style-name="P518"/>
      <text:p text:style-name="P518"><text:span text:style-name="T447">The beast was ceasing to function as a single object. The thread had now cut halfway through it, and its dubious cohesiveness to begin with was now nearing an end. Its various limbs and protrusions convulsed and thrashed in their death throes. Quentin had set up the situation. Everytime the beast struggled, it merely tightened the thread around it. All that was left was for the old man to hold the line. </text:span></text:p>
      <text:p text:style-name="P518"/>
      <text:p text:style-name="P519"><text:span text:style-name="T448">The balance within Quentin allowed for one emotion as he pulled one final time. </text:span></text:p>
      <text:p text:style-name="P519"/>
      <text:p text:style-name="P519"><text:span text:style-name="T448">He pitied it.</text:span></text:p>
      <text:p text:style-name="P519"/>
      <text:p text:style-name="P519"><text:span text:style-name="T448">The deer head screamed once more and flopped down, finally still.</text:span></text:p>
      <text:p text:style-name="P519"/>
      <text:p text:style-name="P520">Quentin was not done. He took the line <text:span text:style-name="T450">pulled it from the now dead pile of animal pieces piled before him. The silver line stripped the meat like a metal wire through clay, leaving the core of the animal. Tzuras had seen it earlier. It was a tangled mess of antlers and bone, cruelly wrapped around an emptiness given form.</text:span></text:p>
      <text:p text:style-name="P520"/>
      <text:p text:style-name="P521">Quentin knew he likely would be unable to touch it with any part of his body directly, so he kicked it as hard as he could into the pond, which, <text:span text:style-name="T451">due to the strange nature of the island's geography,</text:span> was near him once more.</text:p>
      <text:p text:style-name="P512"/>
      <text:p text:style-name="P323"/>
      <text:p text:style-name="P522">&lt;Tzuras falling into the water, Thella saving him and Odilon&gt;</text:p>
      <text:p text:style-name="P323"/>
      <text:p text:style-name="P323">&lt;They never find the <text:span text:style-name="T416">sergeant</text:span>, but him and some of the men made it out ok only to fall victim to the mists. They wandered aimlessly, trying to escape the island until they lost the will to move. Then, since <text:soft-page-break/>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0-22T00:09:40.313000000</dc:date>
    <meta:editing-duration>P2DT14H25M19S</meta:editing-duration>
    <meta:editing-cycles>754</meta:editing-cycles>
    <meta:generator>LibreOffice/5.0.5.2$Windows_X86_64 LibreOffice_project/55b006a02d247b5f7215fc6ea0fde844b30035b3</meta:generator>
    <meta:document-statistic meta:table-count="0" meta:image-count="0" meta:object-count="0" meta:page-count="99" meta:paragraph-count="1632" meta:word-count="44426" meta:character-count="241324" meta:non-whitespace-character-count="197695"/>
  </office:meta>
</office:document-meta>
</file>